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otate till CW 90" table:style-name="ta1">
        <table:shapes>
          <draw:frame draw:z-index="0" draw:style-name="gr1" draw:text-style-name="P1" svg:width="18.123cm" svg:height="11.262cm" svg:x="11.18cm" svg:y="6.083cm">
            <draw:object draw:notify-on-update-of-ranges="'rotate till CW 90'.F3:'rotate till CW 90'.F11 'rotate till CW 90'.G3:'rotate till CW 90'.G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tial angle</text:p>
          </table:table-cell>
          <table:table-cell office:value-type="string" calcext:value-type="string">
            <text:p>desired angle</text:p>
          </table:table-cell>
          <table:table-cell office:value-type="string" calcext:value-type="string">
            <text:p>final angle </text:p>
          </table:table-cell>
          <table:table-cell office:value-type="string" calcext:value-type="string">
            <text:p>Final – desired</text:p>
          </table:table-cell>
          <table:table-cell table:number-columns-repeated="2"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v = 20</text:p>
          </table:table-cell>
          <table:table-cell table:number-columns-repeated="4"/>
          <table:table-cell office:value-type="string" calcext:value-type="string">
            <text:p>v</text:p>
          </table:table-cell>
          <table:table-cell office:value-type="string" calcext:value-type="string">
            <text:p>Final – desired</text:p>
          </table:table-cell>
        </table:table-row>
        <table:table-row table:style-name="ro1">
          <table:table-cell office:value-type="float" office:value="-4764" calcext:value-type="float">
            <text:p>-4764</text:p>
          </table:table-cell>
          <table:table-cell office:value-type="float" office:value="-4674" calcext:value-type="float">
            <text:p>-4674</text:p>
          </table:table-cell>
          <table:table-cell office:value-type="float" office:value="-4672" calcext:value-type="float">
            <text:p>-4672</text:p>
          </table:table-cell>
          <table:table-cell table:formula="of:=[.C3]-[.B3]"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D3:.D12])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-4672" calcext:value-type="float">
            <text:p>-4672</text:p>
          </table:table-cell>
          <table:table-cell office:value-type="float" office:value="-4582" calcext:value-type="float">
            <text:p>-4582</text:p>
          </table:table-cell>
          <table:table-cell office:value-type="float" office:value="-4581" calcext:value-type="float">
            <text:p>-4581</text:p>
          </table:table-cell>
          <table:table-cell table:formula="of:=[.C4]-[.B4]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D14:.D23])"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4581" calcext:value-type="float">
            <text:p>-4581</text:p>
          </table:table-cell>
          <table:table-cell office:value-type="float" office:value="-4491" calcext:value-type="float">
            <text:p>-4491</text:p>
          </table:table-cell>
          <table:table-cell office:value-type="float" office:value="-4490" calcext:value-type="float">
            <text:p>-4490</text:p>
          </table:table-cell>
          <table:table-cell table:formula="of:=[.C5]-[.B5]"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[.D25:.D34])"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-4490" calcext:value-type="float">
            <text:p>-4490</text:p>
          </table:table-cell>
          <table:table-cell office:value-type="float" office:value="-4400" calcext:value-type="float">
            <text:p>-4400</text:p>
          </table:table-cell>
          <table:table-cell office:value-type="float" office:value="-4399" calcext:value-type="float">
            <text:p>-4399</text:p>
          </table:table-cell>
          <table:table-cell table:formula="of:=[.C6]-[.B6]"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D36:.D45])"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-4399" calcext:value-type="float">
            <text:p>-4399</text:p>
          </table:table-cell>
          <table:table-cell office:value-type="float" office:value="-4309" calcext:value-type="float">
            <text:p>-4309</text:p>
          </table:table-cell>
          <table:table-cell office:value-type="float" office:value="-4308" calcext:value-type="float">
            <text:p>-4308</text:p>
          </table:table-cell>
          <table:table-cell table:formula="of:=[.C7]-[.B7]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[.D47:.D56])" office:value-type="float" office:value="36.8" calcext:value-type="float">
            <text:p>36.8</text:p>
          </table:table-cell>
        </table:table-row>
        <table:table-row table:style-name="ro1">
          <table:table-cell office:value-type="float" office:value="-4308" calcext:value-type="float">
            <text:p>-4308</text:p>
          </table:table-cell>
          <table:table-cell office:value-type="float" office:value="-4218" calcext:value-type="float">
            <text:p>-4218</text:p>
          </table:table-cell>
          <table:table-cell office:value-type="float" office:value="-4217" calcext:value-type="float">
            <text:p>-4217</text:p>
          </table:table-cell>
          <table:table-cell table:formula="of:=[.C8]-[.B8]"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[.D69:.D78])" office:value-type="float" office:value="66.4" calcext:value-type="float">
            <text:p>66.4</text:p>
          </table:table-cell>
        </table:table-row>
        <table:table-row table:style-name="ro1">
          <table:table-cell office:value-type="float" office:value="-4217" calcext:value-type="float">
            <text:p>-4217</text:p>
          </table:table-cell>
          <table:table-cell office:value-type="float" office:value="-4127" calcext:value-type="float">
            <text:p>-4127</text:p>
          </table:table-cell>
          <table:table-cell office:value-type="float" office:value="-4125" calcext:value-type="float">
            <text:p>-4125</text:p>
          </table:table-cell>
          <table:table-cell table:formula="of:=[.C9]-[.B9]"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D69:.D78])" office:value-type="float" office:value="66.4" calcext:value-type="float">
            <text:p>66.4</text:p>
          </table:table-cell>
        </table:table-row>
        <table:table-row table:style-name="ro1">
          <table:table-cell office:value-type="float" office:value="-4125" calcext:value-type="float">
            <text:p>-4125</text:p>
          </table:table-cell>
          <table:table-cell office:value-type="float" office:value="-4035" calcext:value-type="float">
            <text:p>-4035</text:p>
          </table:table-cell>
          <table:table-cell office:value-type="float" office:value="-4033" calcext:value-type="float">
            <text:p>-4033</text:p>
          </table:table-cell>
          <table:table-cell table:formula="of:=[.C10]-[.B10]"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AVERAGE([.D80:.D89])" office:value-type="float" office:value="81.9" calcext:value-type="float">
            <text:p>81.9</text:p>
          </table:table-cell>
        </table:table-row>
        <table:table-row table:style-name="ro1">
          <table:table-cell office:value-type="float" office:value="-4033" calcext:value-type="float">
            <text:p>-4033</text:p>
          </table:table-cell>
          <table:table-cell office:value-type="float" office:value="-3943" calcext:value-type="float">
            <text:p>-3943</text:p>
          </table:table-cell>
          <table:table-cell office:value-type="float" office:value="-3942" calcext:value-type="float">
            <text:p>-3942</text:p>
          </table:table-cell>
          <table:table-cell table:formula="of:=[.C11]-[.B1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D91:.D100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-3942" calcext:value-type="float">
            <text:p>-3942</text:p>
          </table:table-cell>
          <table:table-cell office:value-type="float" office:value="-3852" calcext:value-type="float">
            <text:p>-3852</text:p>
          </table:table-cell>
          <table:table-cell office:value-type="float" office:value="-3851" calcext:value-type="float">
            <text:p>-3851</text:p>
          </table:table-cell>
          <table:table-cell table:formula="of:=[.C12]-[.B1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= 30</text:p>
          </table:table-cell>
          <table:table-cell table:number-columns-repeated="6"/>
        </table:table-row>
        <table:table-row table:style-name="ro1">
          <table:table-cell office:value-type="float" office:value="-3851" calcext:value-type="float">
            <text:p>-3851</text:p>
          </table:table-cell>
          <table:table-cell office:value-type="float" office:value="-3761" calcext:value-type="float">
            <text:p>-3761</text:p>
          </table:table-cell>
          <table:table-cell office:value-type="float" office:value="-3753" calcext:value-type="float">
            <text:p>-3753</text:p>
          </table:table-cell>
          <table:table-cell table:formula="of:=[.C14]-[.B14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-3753" calcext:value-type="float">
            <text:p>-3753</text:p>
          </table:table-cell>
          <table:table-cell office:value-type="float" office:value="-3663" calcext:value-type="float">
            <text:p>-3663</text:p>
          </table:table-cell>
          <table:table-cell office:value-type="float" office:value="-3656" calcext:value-type="float">
            <text:p>-3656</text:p>
          </table:table-cell>
          <table:table-cell table:formula="of:=[.C15]-[.B15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-3656" calcext:value-type="float">
            <text:p>-3656</text:p>
          </table:table-cell>
          <table:table-cell office:value-type="float" office:value="-3566" calcext:value-type="float">
            <text:p>-3566</text:p>
          </table:table-cell>
          <table:table-cell office:value-type="float" office:value="-3558" calcext:value-type="float">
            <text:p>-3558</text:p>
          </table:table-cell>
          <table:table-cell table:formula="of:=[.C16]-[.B16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-3558" calcext:value-type="float">
            <text:p>-3558</text:p>
          </table:table-cell>
          <table:table-cell office:value-type="float" office:value="-3468" calcext:value-type="float">
            <text:p>-3468</text:p>
          </table:table-cell>
          <table:table-cell office:value-type="float" office:value="-3460" calcext:value-type="float">
            <text:p>-3460</text:p>
          </table:table-cell>
          <table:table-cell table:formula="of:=[.C17]-[.B17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-3460" calcext:value-type="float">
            <text:p>-3460</text:p>
          </table:table-cell>
          <table:table-cell office:value-type="float" office:value="-3370" calcext:value-type="float">
            <text:p>-3370</text:p>
          </table:table-cell>
          <table:table-cell office:value-type="float" office:value="-3363" calcext:value-type="float">
            <text:p>-3363</text:p>
          </table:table-cell>
          <table:table-cell table:formula="of:=[.C18]-[.B18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-3363" calcext:value-type="float">
            <text:p>-3363</text:p>
          </table:table-cell>
          <table:table-cell office:value-type="float" office:value="-3273" calcext:value-type="float">
            <text:p>-3273</text:p>
          </table:table-cell>
          <table:table-cell office:value-type="float" office:value="-3265" calcext:value-type="float">
            <text:p>-3265</text:p>
          </table:table-cell>
          <table:table-cell table:formula="of:=[.C19]-[.B19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-3265" calcext:value-type="float">
            <text:p>-3265</text:p>
          </table:table-cell>
          <table:table-cell office:value-type="float" office:value="-3175" calcext:value-type="float">
            <text:p>-3175</text:p>
          </table:table-cell>
          <table:table-cell office:value-type="float" office:value="-3169" calcext:value-type="float">
            <text:p>-3169</text:p>
          </table:table-cell>
          <table:table-cell table:formula="of:=[.C20]-[.B2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-3169" calcext:value-type="float">
            <text:p>-3169</text:p>
          </table:table-cell>
          <table:table-cell office:value-type="float" office:value="-3079" calcext:value-type="float">
            <text:p>-3079</text:p>
          </table:table-cell>
          <table:table-cell office:value-type="float" office:value="-3071" calcext:value-type="float">
            <text:p>-3071</text:p>
          </table:table-cell>
          <table:table-cell table:formula="of:=[.C21]-[.B21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-3071" calcext:value-type="float">
            <text:p>-3071</text:p>
          </table:table-cell>
          <table:table-cell office:value-type="float" office:value="-2981" calcext:value-type="float">
            <text:p>-2981</text:p>
          </table:table-cell>
          <table:table-cell office:value-type="float" office:value="-2974" calcext:value-type="float">
            <text:p>-2974</text:p>
          </table:table-cell>
          <table:table-cell table:formula="of:=[.C22]-[.B22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-2974" calcext:value-type="float">
            <text:p>-2974</text:p>
          </table:table-cell>
          <table:table-cell office:value-type="float" office:value="-2884" calcext:value-type="float">
            <text:p>-2884</text:p>
          </table:table-cell>
          <table:table-cell office:value-type="float" office:value="-2875" calcext:value-type="float">
            <text:p>-2875</text:p>
          </table:table-cell>
          <table:table-cell table:formula="of:=[.C23]-[.B23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= 40</text:p>
          </table:table-cell>
          <table:table-cell table:number-columns-repeated="6"/>
        </table:table-row>
        <table:table-row table:style-name="ro1">
          <table:table-cell office:value-type="float" office:value="-2875" calcext:value-type="float">
            <text:p>-2875</text:p>
          </table:table-cell>
          <table:table-cell office:value-type="float" office:value="-2785" calcext:value-type="float">
            <text:p>-2785</text:p>
          </table:table-cell>
          <table:table-cell office:value-type="float" office:value="-2770" calcext:value-type="float">
            <text:p>-2770</text:p>
          </table:table-cell>
          <table:table-cell table:formula="of:=[.C25]-[.B2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-2770" calcext:value-type="float">
            <text:p>-2770</text:p>
          </table:table-cell>
          <table:table-cell office:value-type="float" office:value="-2680" calcext:value-type="float">
            <text:p>-2680</text:p>
          </table:table-cell>
          <table:table-cell office:value-type="float" office:value="-2659" calcext:value-type="float">
            <text:p>-2659</text:p>
          </table:table-cell>
          <table:table-cell table:formula="of:=[.C26]-[.B26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-2659" calcext:value-type="float">
            <text:p>-2659</text:p>
          </table:table-cell>
          <table:table-cell office:value-type="float" office:value="-2569" calcext:value-type="float">
            <text:p>-2569</text:p>
          </table:table-cell>
          <table:table-cell office:value-type="float" office:value="-2555" calcext:value-type="float">
            <text:p>-2555</text:p>
          </table:table-cell>
          <table:table-cell table:formula="of:=[.C27]-[.B27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-2555" calcext:value-type="float">
            <text:p>-2555</text:p>
          </table:table-cell>
          <table:table-cell office:value-type="float" office:value="-2465" calcext:value-type="float">
            <text:p>-2465</text:p>
          </table:table-cell>
          <table:table-cell office:value-type="float" office:value="-2446" calcext:value-type="float">
            <text:p>-2446</text:p>
          </table:table-cell>
          <table:table-cell table:formula="of:=[.C28]-[.B28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-2446" calcext:value-type="float">
            <text:p>-2446</text:p>
          </table:table-cell>
          <table:table-cell office:value-type="float" office:value="-2356" calcext:value-type="float">
            <text:p>-2356</text:p>
          </table:table-cell>
          <table:table-cell office:value-type="float" office:value="-2339" calcext:value-type="float">
            <text:p>-2339</text:p>
          </table:table-cell>
          <table:table-cell table:formula="of:=[.C29]-[.B29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-2339" calcext:value-type="float">
            <text:p>-2339</text:p>
          </table:table-cell>
          <table:table-cell office:value-type="float" office:value="-2249" calcext:value-type="float">
            <text:p>-2249</text:p>
          </table:table-cell>
          <table:table-cell office:value-type="float" office:value="-2234" calcext:value-type="float">
            <text:p>-2234</text:p>
          </table:table-cell>
          <table:table-cell table:formula="of:=[.C30]-[.B3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-2234" calcext:value-type="float">
            <text:p>-2234</text:p>
          </table:table-cell>
          <table:table-cell office:value-type="float" office:value="-2144" calcext:value-type="float">
            <text:p>-2144</text:p>
          </table:table-cell>
          <table:table-cell office:value-type="float" office:value="-2127" calcext:value-type="float">
            <text:p>-2127</text:p>
          </table:table-cell>
          <table:table-cell table:formula="of:=[.C31]-[.B31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-2127" calcext:value-type="float">
            <text:p>-2127</text:p>
          </table:table-cell>
          <table:table-cell office:value-type="float" office:value="-2037" calcext:value-type="float">
            <text:p>-2037</text:p>
          </table:table-cell>
          <table:table-cell office:value-type="float" office:value="-2022" calcext:value-type="float">
            <text:p>-2022</text:p>
          </table:table-cell>
          <table:table-cell table:formula="of:=[.C32]-[.B3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-2022" calcext:value-type="float">
            <text:p>-2022</text:p>
          </table:table-cell>
          <table:table-cell office:value-type="float" office:value="-1932" calcext:value-type="float">
            <text:p>-1932</text:p>
          </table:table-cell>
          <table:table-cell office:value-type="float" office:value="-1918" calcext:value-type="float">
            <text:p>-1918</text:p>
          </table:table-cell>
          <table:table-cell table:formula="of:=[.C33]-[.B33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-1918" calcext:value-type="float">
            <text:p>-1918</text:p>
          </table:table-cell>
          <table:table-cell office:value-type="float" office:value="-1828" calcext:value-type="float">
            <text:p>-1828</text:p>
          </table:table-cell>
          <table:table-cell office:value-type="float" office:value="-1809" calcext:value-type="float">
            <text:p>-1809</text:p>
          </table:table-cell>
          <table:table-cell table:formula="of:=[.C34]-[.B34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= 50</text:p>
          </table:table-cell>
          <table:table-cell table:number-columns-repeated="6"/>
        </table:table-row>
        <table:table-row table:style-name="ro1">
          <table:table-cell office:value-type="float" office:value="-1809" calcext:value-type="float">
            <text:p>-1809</text:p>
          </table:table-cell>
          <table:table-cell office:value-type="float" office:value="-1719" calcext:value-type="float">
            <text:p>-1719</text:p>
          </table:table-cell>
          <table:table-cell office:value-type="float" office:value="-1695" calcext:value-type="float">
            <text:p>-1695</text:p>
          </table:table-cell>
          <table:table-cell table:formula="of:=[.C36]-[.B36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-1695" calcext:value-type="float">
            <text:p>-1695</text:p>
          </table:table-cell>
          <table:table-cell office:value-type="float" office:value="-1605" calcext:value-type="float">
            <text:p>-1605</text:p>
          </table:table-cell>
          <table:table-cell office:value-type="float" office:value="-1579" calcext:value-type="float">
            <text:p>-1579</text:p>
          </table:table-cell>
          <table:table-cell table:formula="of:=[.C37]-[.B37]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-1579" calcext:value-type="float">
            <text:p>-1579</text:p>
          </table:table-cell>
          <table:table-cell office:value-type="float" office:value="-1489" calcext:value-type="float">
            <text:p>-1489</text:p>
          </table:table-cell>
          <table:table-cell office:value-type="float" office:value="-1466" calcext:value-type="float">
            <text:p>-1466</text:p>
          </table:table-cell>
          <table:table-cell table:formula="of:=[.C38]-[.B38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-1466" calcext:value-type="float">
            <text:p>-1466</text:p>
          </table:table-cell>
          <table:table-cell office:value-type="float" office:value="-1376" calcext:value-type="float">
            <text:p>-1376</text:p>
          </table:table-cell>
          <table:table-cell office:value-type="float" office:value="-1352" calcext:value-type="float">
            <text:p>-1352</text:p>
          </table:table-cell>
          <table:table-cell table:formula="of:=[.C39]-[.B39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-1352" calcext:value-type="float">
            <text:p>-1352</text:p>
          </table:table-cell>
          <table:table-cell office:value-type="float" office:value="-1262" calcext:value-type="float">
            <text:p>-1262</text:p>
          </table:table-cell>
          <table:table-cell office:value-type="float" office:value="-1239" calcext:value-type="float">
            <text:p>-1239</text:p>
          </table:table-cell>
          <table:table-cell table:formula="of:=[.C40]-[.B40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-1239" calcext:value-type="float">
            <text:p>-1239</text:p>
          </table:table-cell>
          <table:table-cell office:value-type="float" office:value="-1149" calcext:value-type="float">
            <text:p>-1149</text:p>
          </table:table-cell>
          <table:table-cell office:value-type="float" office:value="-1125" calcext:value-type="float">
            <text:p>-1125</text:p>
          </table:table-cell>
          <table:table-cell table:formula="of:=[.C41]-[.B4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-1125" calcext:value-type="float">
            <text:p>-1125</text:p>
          </table:table-cell>
          <table:table-cell office:value-type="float" office:value="-1035" calcext:value-type="float">
            <text:p>-1035</text:p>
          </table:table-cell>
          <table:table-cell office:value-type="float" office:value="-1012" calcext:value-type="float">
            <text:p>-1012</text:p>
          </table:table-cell>
          <table:table-cell table:formula="of:=[.C42]-[.B42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-1012" calcext:value-type="float">
            <text:p>-1012</text:p>
          </table:table-cell>
          <table:table-cell office:value-type="float" office:value="-922" calcext:value-type="float">
            <text:p>-922</text:p>
          </table:table-cell>
          <table:table-cell office:value-type="float" office:value="-895" calcext:value-type="float">
            <text:p>-895</text:p>
          </table:table-cell>
          <table:table-cell table:formula="of:=[.C43]-[.B43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-895" calcext:value-type="float">
            <text:p>-895</text:p>
          </table:table-cell>
          <table:table-cell office:value-type="float" office:value="-805" calcext:value-type="float">
            <text:p>-805</text:p>
          </table:table-cell>
          <table:table-cell office:value-type="float" office:value="-782" calcext:value-type="float">
            <text:p>-782</text:p>
          </table:table-cell>
          <table:table-cell table:formula="of:=[.C44]-[.B44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-782" calcext:value-type="float">
            <text:p>-782</text:p>
          </table:table-cell>
          <table:table-cell office:value-type="float" office:value="-692" calcext:value-type="float">
            <text:p>-692</text:p>
          </table:table-cell>
          <table:table-cell office:value-type="float" office:value="-668" calcext:value-type="float">
            <text:p>-668</text:p>
          </table:table-cell>
          <table:table-cell table:formula="of:=[.C45]-[.B45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= 60</text:p>
          </table:table-cell>
          <table:table-cell table:number-columns-repeated="6"/>
        </table:table-row>
        <table:table-row table:style-name="ro1">
          <table:table-cell office:value-type="float" office:value="-668" calcext:value-type="float">
            <text:p>-668</text:p>
          </table:table-cell>
          <table:table-cell office:value-type="float" office:value="-578" calcext:value-type="float">
            <text:p>-578</text:p>
          </table:table-cell>
          <table:table-cell office:value-type="float" office:value="-547" calcext:value-type="float">
            <text:p>-547</text:p>
          </table:table-cell>
          <table:table-cell table:formula="of:=[.C47]-[.B47]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-547" calcext:value-type="float">
            <text:p>-547</text:p>
          </table:table-cell>
          <table:table-cell office:value-type="float" office:value="-457" calcext:value-type="float">
            <text:p>-457</text:p>
          </table:table-cell>
          <table:table-cell office:value-type="float" office:value="-414" calcext:value-type="float">
            <text:p>-414</text:p>
          </table:table-cell>
          <table:table-cell table:formula="of:=[.C48]-[.B48]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-414" calcext:value-type="float">
            <text:p>-414</text:p>
          </table:table-cell>
          <table:table-cell office:value-type="float" office:value="-324" calcext:value-type="float">
            <text:p>-324</text:p>
          </table:table-cell>
          <table:table-cell office:value-type="float" office:value="-289" calcext:value-type="float">
            <text:p>-289</text:p>
          </table:table-cell>
          <table:table-cell table:formula="of:=[.C49]-[.B49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-289" calcext:value-type="float">
            <text:p>-289</text:p>
          </table:table-cell>
          <table:table-cell office:value-type="float" office:value="-199" calcext:value-type="float">
            <text:p>-199</text:p>
          </table:table-cell>
          <table:table-cell office:value-type="float" office:value="-163" calcext:value-type="float">
            <text:p>-163</text:p>
          </table:table-cell>
          <table:table-cell table:formula="of:=[.C50]-[.B50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-163" calcext:value-type="float">
            <text:p>-163</text:p>
          </table:table-cell>
          <table:table-cell office:value-type="float" office:value="-73" calcext:value-type="float">
            <text:p>-73</text:p>
          </table:table-cell>
          <table:table-cell office:value-type="float" office:value="-36" calcext:value-type="float">
            <text:p>-36</text:p>
          </table:table-cell>
          <table:table-cell table:formula="of:=[.C51]-[.B51]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table:formula="of:=[.C52]-[.B52]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8" calcext:value-type="float">
            <text:p>178</text:p>
          </table:table-cell>
          <table:table-cell office:value-type="float" office:value="217" calcext:value-type="float">
            <text:p>217</text:p>
          </table:table-cell>
          <table:table-cell table:formula="of:=[.C53]-[.B53]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07" calcext:value-type="float">
            <text:p>307</text:p>
          </table:table-cell>
          <table:table-cell office:value-type="float" office:value="342" calcext:value-type="float">
            <text:p>342</text:p>
          </table:table-cell>
          <table:table-cell table:formula="of:=[.C54]-[.B54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32" calcext:value-type="float">
            <text:p>432</text:p>
          </table:table-cell>
          <table:table-cell office:value-type="float" office:value="471" calcext:value-type="float">
            <text:p>471</text:p>
          </table:table-cell>
          <table:table-cell table:formula="of:=[.C55]-[.B55]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61" calcext:value-type="float">
            <text:p>561</text:p>
          </table:table-cell>
          <table:table-cell office:value-type="float" office:value="600" calcext:value-type="float">
            <text:p>600</text:p>
          </table:table-cell>
          <table:table-cell table:formula="of:=[.C56]-[.B56]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= 70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90" calcext:value-type="float">
            <text:p>690</text:p>
          </table:table-cell>
          <table:table-cell office:value-type="float" office:value="740" calcext:value-type="float">
            <text:p>740</text:p>
          </table:table-cell>
          <table:table-cell table:formula="of:=[.C58]-[.B58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30" calcext:value-type="float">
            <text:p>830</text:p>
          </table:table-cell>
          <table:table-cell office:value-type="float" office:value="881" calcext:value-type="float">
            <text:p>881</text:p>
          </table:table-cell>
          <table:table-cell table:formula="of:=[.C59]-[.B59]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71" calcext:value-type="float">
            <text:p>971</text:p>
          </table:table-cell>
          <table:table-cell office:value-type="float" office:value="1021" calcext:value-type="float">
            <text:p>1021</text:p>
          </table:table-cell>
          <table:table-cell table:formula="of:=[.C60]-[.B60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111" calcext:value-type="float">
            <text:p>1111</text:p>
          </table:table-cell>
          <table:table-cell office:value-type="float" office:value="1166" calcext:value-type="float">
            <text:p>1166</text:p>
          </table:table-cell>
          <table:table-cell table:formula="of:=[.C61]-[.B61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256" calcext:value-type="float">
            <text:p>1256</text:p>
          </table:table-cell>
          <table:table-cell office:value-type="float" office:value="1308" calcext:value-type="float">
            <text:p>1308</text:p>
          </table:table-cell>
          <table:table-cell table:formula="of:=[.C62]-[.B62]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398" calcext:value-type="float">
            <text:p>1398</text:p>
          </table:table-cell>
          <table:table-cell office:value-type="float" office:value="1448" calcext:value-type="float">
            <text:p>1448</text:p>
          </table:table-cell>
          <table:table-cell table:formula="of:=[.C63]-[.B63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538" calcext:value-type="float">
            <text:p>1538</text:p>
          </table:table-cell>
          <table:table-cell office:value-type="float" office:value="1590" calcext:value-type="float">
            <text:p>1590</text:p>
          </table:table-cell>
          <table:table-cell table:formula="of:=[.C64]-[.B64]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680" calcext:value-type="float">
            <text:p>1680</text:p>
          </table:table-cell>
          <table:table-cell office:value-type="float" office:value="1740" calcext:value-type="float">
            <text:p>1740</text:p>
          </table:table-cell>
          <table:table-cell table:formula="of:=[.C65]-[.B65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830" calcext:value-type="float">
            <text:p>1830</text:p>
          </table:table-cell>
          <table:table-cell office:value-type="float" office:value="1878" calcext:value-type="float">
            <text:p>1878</text:p>
          </table:table-cell>
          <table:table-cell table:formula="of:=[.C66]-[.B66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968" calcext:value-type="float">
            <text:p>1968</text:p>
          </table:table-cell>
          <table:table-cell office:value-type="float" office:value="2022" calcext:value-type="float">
            <text:p>2022</text:p>
          </table:table-cell>
          <table:table-cell table:formula="of:=[.C67]-[.B6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= 80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112" calcext:value-type="float">
            <text:p>2112</text:p>
          </table:table-cell>
          <table:table-cell office:value-type="float" office:value="2186" calcext:value-type="float">
            <text:p>2186</text:p>
          </table:table-cell>
          <table:table-cell table:formula="of:=[.C69]-[.B69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2276" calcext:value-type="float">
            <text:p>2276</text:p>
          </table:table-cell>
          <table:table-cell office:value-type="float" office:value="2336" calcext:value-type="float">
            <text:p>2336</text:p>
          </table:table-cell>
          <table:table-cell table:formula="of:=[.C70]-[.B70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2426" calcext:value-type="float">
            <text:p>2426</text:p>
          </table:table-cell>
          <table:table-cell office:value-type="float" office:value="2499" calcext:value-type="float">
            <text:p>2499</text:p>
          </table:table-cell>
          <table:table-cell table:formula="of:=[.C71]-[.B7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589" calcext:value-type="float">
            <text:p>2589</text:p>
          </table:table-cell>
          <table:table-cell office:value-type="float" office:value="2653" calcext:value-type="float">
            <text:p>2653</text:p>
          </table:table-cell>
          <table:table-cell table:formula="of:=[.C72]-[.B72]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2743" calcext:value-type="float">
            <text:p>2743</text:p>
          </table:table-cell>
          <table:table-cell office:value-type="float" office:value="2801" calcext:value-type="float">
            <text:p>2801</text:p>
          </table:table-cell>
          <table:table-cell table:formula="of:=[.C73]-[.B73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891" calcext:value-type="float">
            <text:p>2891</text:p>
          </table:table-cell>
          <table:table-cell office:value-type="float" office:value="2960" calcext:value-type="float">
            <text:p>2960</text:p>
          </table:table-cell>
          <table:table-cell table:formula="of:=[.C74]-[.B74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050" calcext:value-type="float">
            <text:p>3050</text:p>
          </table:table-cell>
          <table:table-cell office:value-type="float" office:value="3115" calcext:value-type="float">
            <text:p>3115</text:p>
          </table:table-cell>
          <table:table-cell table:formula="of:=[.C75]-[.B75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3205" calcext:value-type="float">
            <text:p>3205</text:p>
          </table:table-cell>
          <table:table-cell office:value-type="float" office:value="3264" calcext:value-type="float">
            <text:p>3264</text:p>
          </table:table-cell>
          <table:table-cell table:formula="of:=[.C76]-[.B76]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3354" calcext:value-type="float">
            <text:p>3354</text:p>
          </table:table-cell>
          <table:table-cell office:value-type="float" office:value="3428" calcext:value-type="float">
            <text:p>3428</text:p>
          </table:table-cell>
          <table:table-cell table:formula="of:=[.C77]-[.B77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3518" calcext:value-type="float">
            <text:p>3518</text:p>
          </table:table-cell>
          <table:table-cell office:value-type="float" office:value="3586" calcext:value-type="float">
            <text:p>3586</text:p>
          </table:table-cell>
          <table:table-cell table:formula="of:=[.C78]-[.B78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= 90</text:p>
          </table:table-cell>
          <table:table-cell table:number-columns-repeated="6"/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3676" calcext:value-type="float">
            <text:p>3676</text:p>
          </table:table-cell>
          <table:table-cell office:value-type="float" office:value="3750" calcext:value-type="float">
            <text:p>3750</text:p>
          </table:table-cell>
          <table:table-cell table:formula="of:=[.C80]-[.B8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3840" calcext:value-type="float">
            <text:p>3840</text:p>
          </table:table-cell>
          <table:table-cell office:value-type="float" office:value="3924" calcext:value-type="float">
            <text:p>3924</text:p>
          </table:table-cell>
          <table:table-cell table:formula="of:=[.C81]-[.B81]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4014" calcext:value-type="float">
            <text:p>4014</text:p>
          </table:table-cell>
          <table:table-cell office:value-type="float" office:value="4098" calcext:value-type="float">
            <text:p>4098</text:p>
          </table:table-cell>
          <table:table-cell table:formula="of:=[.C82]-[.B82]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4188" calcext:value-type="float">
            <text:p>4188</text:p>
          </table:table-cell>
          <table:table-cell office:value-type="float" office:value="4268" calcext:value-type="float">
            <text:p>4268</text:p>
          </table:table-cell>
          <table:table-cell table:formula="of:=[.C83]-[.B83]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4358" calcext:value-type="float">
            <text:p>4358</text:p>
          </table:table-cell>
          <table:table-cell office:value-type="float" office:value="4443" calcext:value-type="float">
            <text:p>4443</text:p>
          </table:table-cell>
          <table:table-cell table:formula="of:=[.C84]-[.B84]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4533" calcext:value-type="float">
            <text:p>4533</text:p>
          </table:table-cell>
          <table:table-cell office:value-type="float" office:value="4621" calcext:value-type="float">
            <text:p>4621</text:p>
          </table:table-cell>
          <table:table-cell table:formula="of:=[.C85]-[.B85]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4711" calcext:value-type="float">
            <text:p>4711</text:p>
          </table:table-cell>
          <table:table-cell office:value-type="float" office:value="4797" calcext:value-type="float">
            <text:p>4797</text:p>
          </table:table-cell>
          <table:table-cell table:formula="of:=[.C86]-[.B86]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4887" calcext:value-type="float">
            <text:p>4887</text:p>
          </table:table-cell>
          <table:table-cell office:value-type="float" office:value="4970" calcext:value-type="float">
            <text:p>4970</text:p>
          </table:table-cell>
          <table:table-cell table:formula="of:=[.C87]-[.B87]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5060" calcext:value-type="float">
            <text:p>5060</text:p>
          </table:table-cell>
          <table:table-cell office:value-type="float" office:value="5134" calcext:value-type="float">
            <text:p>5134</text:p>
          </table:table-cell>
          <table:table-cell table:formula="of:=[.C88]-[.B88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float" office:value="5224" calcext:value-type="float">
            <text:p>5224</text:p>
          </table:table-cell>
          <table:table-cell office:value-type="float" office:value="5305" calcext:value-type="float">
            <text:p>5305</text:p>
          </table:table-cell>
          <table:table-cell table:formula="of:=[.C89]-[.B89]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= 100</text:p>
          </table:table-cell>
          <table:table-cell table:number-columns-repeated="6"/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float" office:value="5395" calcext:value-type="float">
            <text:p>5395</text:p>
          </table:table-cell>
          <table:table-cell office:value-type="float" office:value="5492" calcext:value-type="float">
            <text:p>5492</text:p>
          </table:table-cell>
          <table:table-cell table:formula="of:=[.C91]-[.B91]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5492" calcext:value-type="float">
            <text:p>5492</text:p>
          </table:table-cell>
          <table:table-cell office:value-type="float" office:value="5582" calcext:value-type="float">
            <text:p>5582</text:p>
          </table:table-cell>
          <table:table-cell office:value-type="float" office:value="5690" calcext:value-type="float">
            <text:p>5690</text:p>
          </table:table-cell>
          <table:table-cell table:formula="of:=[.C92]-[.B92]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5780" calcext:value-type="float">
            <text:p>5780</text:p>
          </table:table-cell>
          <table:table-cell office:value-type="float" office:value="5877" calcext:value-type="float">
            <text:p>5877</text:p>
          </table:table-cell>
          <table:table-cell table:formula="of:=[.C93]-[.B93]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float" office:value="5967" calcext:value-type="float">
            <text:p>5967</text:p>
          </table:table-cell>
          <table:table-cell office:value-type="float" office:value="6060" calcext:value-type="float">
            <text:p>6060</text:p>
          </table:table-cell>
          <table:table-cell table:formula="of:=[.C94]-[.B94]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6150" calcext:value-type="float">
            <text:p>6150</text:p>
          </table:table-cell>
          <table:table-cell office:value-type="float" office:value="6253" calcext:value-type="float">
            <text:p>6253</text:p>
          </table:table-cell>
          <table:table-cell table:formula="of:=[.C95]-[.B95]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6343" calcext:value-type="float">
            <text:p>6343</text:p>
          </table:table-cell>
          <table:table-cell office:value-type="float" office:value="6455" calcext:value-type="float">
            <text:p>6455</text:p>
          </table:table-cell>
          <table:table-cell table:formula="of:=[.C96]-[.B96]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float" office:value="6545" calcext:value-type="float">
            <text:p>6545</text:p>
          </table:table-cell>
          <table:table-cell office:value-type="float" office:value="6645" calcext:value-type="float">
            <text:p>6645</text:p>
          </table:table-cell>
          <table:table-cell table:formula="of:=[.C97]-[.B97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float" office:value="6735" calcext:value-type="float">
            <text:p>6735</text:p>
          </table:table-cell>
          <table:table-cell office:value-type="float" office:value="6833" calcext:value-type="float">
            <text:p>6833</text:p>
          </table:table-cell>
          <table:table-cell table:formula="of:=[.C98]-[.B98]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float" office:value="6923" calcext:value-type="float">
            <text:p>6923</text:p>
          </table:table-cell>
          <table:table-cell office:value-type="float" office:value="7014" calcext:value-type="float">
            <text:p>7014</text:p>
          </table:table-cell>
          <table:table-cell table:formula="of:=[.C99]-[.B99]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7014" calcext:value-type="float">
            <text:p>7014</text:p>
          </table:table-cell>
          <table:table-cell office:value-type="float" office:value="7104" calcext:value-type="float">
            <text:p>7104</text:p>
          </table:table-cell>
          <table:table-cell office:value-type="float" office:value="7206" calcext:value-type="float">
            <text:p>7206</text:p>
          </table:table-cell>
          <table:table-cell table:formula="of:=[.C100]-[.B100]" office:value-type="float" office:value="102" calcext:value-type="float">
            <text:p>102</text:p>
          </table:table-cell>
          <table:table-cell table:number-columns-repeated="3"/>
        </table:table-row>
      </table:table>
      <table:table table:name="rotate till CCW 90" table:style-name="ta1">
        <table:shapes>
          <draw:frame draw:z-index="0" draw:style-name="gr1" draw:text-style-name="P1" svg:width="15.999cm" svg:height="9.005cm" svg:x="11.372cm" svg:y="4.143cm">
            <draw:object draw:notify-on-update-of-ranges="'rotate till CCW 90'.F3:'rotate till CCW 90'.F8 'rotate till CCW 90'.G3:'rotate till CCW 90'.G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disired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verage offset</text:p>
          </table:table-cell>
        </table:table-row>
        <table:table-row table:style-name="ro1">
          <table:table-cell office:value-type="string" calcext:value-type="string">
            <text:p>v = 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AVERAGE([.D4:.D13])" office:value-type="float" office:value="-3.9" calcext:value-type="float">
            <text:p>-3.9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159" calcext:value-type="float">
            <text:p>-159</text:p>
          </table:table-cell>
          <table:table-cell office:value-type="float" office:value="-163" calcext:value-type="float">
            <text:p>-163</text:p>
          </table:table-cell>
          <table:table-cell table:formula="of:=[.C4]-[.B4]" office:value-type="float" office:value="-4" calcext:value-type="float">
            <text:p>-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D15:.D24])" office:value-type="float" office:value="-11.4" calcext:value-type="float">
            <text:p>-11.4</text:p>
          </table:table-cell>
        </table:table-row>
        <table:table-row table:style-name="ro1">
          <table:table-cell office:value-type="float" office:value="-163" calcext:value-type="float">
            <text:p>-163</text:p>
          </table:table-cell>
          <table:table-cell office:value-type="float" office:value="-253" calcext:value-type="float">
            <text:p>-253</text:p>
          </table:table-cell>
          <table:table-cell office:value-type="float" office:value="-255" calcext:value-type="float">
            <text:p>-255</text:p>
          </table:table-cell>
          <table:table-cell table:formula="of:=[.C5]-[.B5]" office:value-type="float" office:value="-2" calcext:value-type="float">
            <text:p>-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[.D26:.D35])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-345" calcext:value-type="float">
            <text:p>-345</text:p>
          </table:table-cell>
          <table:table-cell office:value-type="float" office:value="-348" calcext:value-type="float">
            <text:p>-348</text:p>
          </table:table-cell>
          <table:table-cell table:formula="of:=[.C6]-[.B6]" office:value-type="float" office:value="-3" calcext:value-type="float">
            <text:p>-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D37:.D46])" office:value-type="float" office:value="-29.2" calcext:value-type="float">
            <text:p>-29.2</text:p>
          </table:table-cell>
        </table:table-row>
        <table:table-row table:style-name="ro1">
          <table:table-cell office:value-type="float" office:value="-348" calcext:value-type="float">
            <text:p>-348</text:p>
          </table:table-cell>
          <table:table-cell office:value-type="float" office:value="-438" calcext:value-type="float">
            <text:p>-438</text:p>
          </table:table-cell>
          <table:table-cell office:value-type="float" office:value="-443" calcext:value-type="float">
            <text:p>-443</text:p>
          </table:table-cell>
          <table:table-cell table:formula="of:=[.C7]-[.B7]" office:value-type="float" office:value="-5" calcext:value-type="float">
            <text:p>-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[.D48:.D57])"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-443" calcext:value-type="float">
            <text:p>-443</text:p>
          </table:table-cell>
          <table:table-cell office:value-type="float" office:value="-533" calcext:value-type="float">
            <text:p>-533</text:p>
          </table:table-cell>
          <table:table-cell office:value-type="float" office:value="-537" calcext:value-type="float">
            <text:p>-537</text:p>
          </table:table-cell>
          <table:table-cell table:formula="of:=[.C8]-[.B8]" office:value-type="float" office:value="-4" calcext:value-type="float">
            <text:p>-4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[.D59:.D68])" office:value-type="float" office:value="-69.6" calcext:value-type="float">
            <text:p>-69.6</text:p>
          </table:table-cell>
        </table:table-row>
        <table:table-row table:style-name="ro1">
          <table:table-cell office:value-type="float" office:value="-537" calcext:value-type="float">
            <text:p>-537</text:p>
          </table:table-cell>
          <table:table-cell office:value-type="float" office:value="-627" calcext:value-type="float">
            <text:p>-627</text:p>
          </table:table-cell>
          <table:table-cell office:value-type="float" office:value="-632" calcext:value-type="float">
            <text:p>-632</text:p>
          </table:table-cell>
          <table:table-cell table:formula="of:=[.C9]-[.B9]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float" office:value="-632" calcext:value-type="float">
            <text:p>-632</text:p>
          </table:table-cell>
          <table:table-cell office:value-type="float" office:value="-722" calcext:value-type="float">
            <text:p>-722</text:p>
          </table:table-cell>
          <table:table-cell office:value-type="float" office:value="-726" calcext:value-type="float">
            <text:p>-726</text:p>
          </table:table-cell>
          <table:table-cell table:formula="of:=[.C10]-[.B10]"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office:value-type="float" office:value="-726" calcext:value-type="float">
            <text:p>-726</text:p>
          </table:table-cell>
          <table:table-cell office:value-type="float" office:value="-816" calcext:value-type="float">
            <text:p>-816</text:p>
          </table:table-cell>
          <table:table-cell office:value-type="float" office:value="-821" calcext:value-type="float">
            <text:p>-821</text:p>
          </table:table-cell>
          <table:table-cell table:formula="of:=[.C11]-[.B11]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float" office:value="-821" calcext:value-type="float">
            <text:p>-821</text:p>
          </table:table-cell>
          <table:table-cell office:value-type="float" office:value="-911" calcext:value-type="float">
            <text:p>-911</text:p>
          </table:table-cell>
          <table:table-cell office:value-type="float" office:value="-913" calcext:value-type="float">
            <text:p>-913</text:p>
          </table:table-cell>
          <table:table-cell table:formula="of:=[.C12]-[.B12]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float" office:value="-913" calcext:value-type="float">
            <text:p>-913</text:p>
          </table:table-cell>
          <table:table-cell office:value-type="float" office:value="-1003" calcext:value-type="float">
            <text:p>-1003</text:p>
          </table:table-cell>
          <table:table-cell office:value-type="float" office:value="-1008" calcext:value-type="float">
            <text:p>-1008</text:p>
          </table:table-cell>
          <table:table-cell table:formula="of:=[.C13]-[.B13]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= 30</text:p>
          </table:table-cell>
          <table:table-cell table:number-columns-repeated="6"/>
        </table:table-row>
        <table:table-row table:style-name="ro1">
          <table:table-cell office:value-type="float" office:value="-1008" calcext:value-type="float">
            <text:p>-1008</text:p>
          </table:table-cell>
          <table:table-cell office:value-type="float" office:value="-1098" calcext:value-type="float">
            <text:p>-1098</text:p>
          </table:table-cell>
          <table:table-cell office:value-type="float" office:value="-1113" calcext:value-type="float">
            <text:p>-1113</text:p>
          </table:table-cell>
          <table:table-cell table:formula="of:=[.C15]-[.B15]" office:value-type="float" office:value="-15" calcext:value-type="float">
            <text:p>-15</text:p>
          </table:table-cell>
          <table:table-cell table:number-columns-repeated="3"/>
        </table:table-row>
        <table:table-row table:style-name="ro1">
          <table:table-cell office:value-type="float" office:value="-1113" calcext:value-type="float">
            <text:p>-1113</text:p>
          </table:table-cell>
          <table:table-cell office:value-type="float" office:value="-1203" calcext:value-type="float">
            <text:p>-1203</text:p>
          </table:table-cell>
          <table:table-cell office:value-type="float" office:value="-1218" calcext:value-type="float">
            <text:p>-1218</text:p>
          </table:table-cell>
          <table:table-cell table:formula="of:=[.C16]-[.B16]" office:value-type="float" office:value="-15" calcext:value-type="float">
            <text:p>-15</text:p>
          </table:table-cell>
          <table:table-cell table:number-columns-repeated="3"/>
        </table:table-row>
        <table:table-row table:style-name="ro1">
          <table:table-cell office:value-type="float" office:value="-1218" calcext:value-type="float">
            <text:p>-1218</text:p>
          </table:table-cell>
          <table:table-cell office:value-type="float" office:value="-1308" calcext:value-type="float">
            <text:p>-1308</text:p>
          </table:table-cell>
          <table:table-cell office:value-type="float" office:value="-1318" calcext:value-type="float">
            <text:p>-1318</text:p>
          </table:table-cell>
          <table:table-cell table:formula="of:=[.C17]-[.B17]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float" office:value="-1318" calcext:value-type="float">
            <text:p>-1318</text:p>
          </table:table-cell>
          <table:table-cell office:value-type="float" office:value="-1408" calcext:value-type="float">
            <text:p>-1408</text:p>
          </table:table-cell>
          <table:table-cell office:value-type="float" office:value="-1420" calcext:value-type="float">
            <text:p>-1420</text:p>
          </table:table-cell>
          <table:table-cell table:formula="of:=[.C18]-[.B18]"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 office:value-type="float" office:value="-1420" calcext:value-type="float">
            <text:p>-1420</text:p>
          </table:table-cell>
          <table:table-cell office:value-type="float" office:value="-1510" calcext:value-type="float">
            <text:p>-1510</text:p>
          </table:table-cell>
          <table:table-cell office:value-type="float" office:value="-1518" calcext:value-type="float">
            <text:p>-1518</text:p>
          </table:table-cell>
          <table:table-cell table:formula="of:=[.C19]-[.B19]"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-1518" calcext:value-type="float">
            <text:p>-1518</text:p>
          </table:table-cell>
          <table:table-cell office:value-type="float" office:value="-1608" calcext:value-type="float">
            <text:p>-1608</text:p>
          </table:table-cell>
          <table:table-cell office:value-type="float" office:value="-1619" calcext:value-type="float">
            <text:p>-1619</text:p>
          </table:table-cell>
          <table:table-cell table:formula="of:=[.C20]-[.B20]" office:value-type="float" office:value="-11" calcext:value-type="float">
            <text:p>-11</text:p>
          </table:table-cell>
          <table:table-cell table:number-columns-repeated="3"/>
        </table:table-row>
        <table:table-row table:style-name="ro1">
          <table:table-cell office:value-type="float" office:value="-1619" calcext:value-type="float">
            <text:p>-1619</text:p>
          </table:table-cell>
          <table:table-cell office:value-type="float" office:value="-1709" calcext:value-type="float">
            <text:p>-1709</text:p>
          </table:table-cell>
          <table:table-cell office:value-type="float" office:value="-1720" calcext:value-type="float">
            <text:p>-1720</text:p>
          </table:table-cell>
          <table:table-cell table:formula="of:=[.C21]-[.B21]" office:value-type="float" office:value="-11" calcext:value-type="float">
            <text:p>-11</text:p>
          </table:table-cell>
          <table:table-cell table:number-columns-repeated="3"/>
        </table:table-row>
        <table:table-row table:style-name="ro1">
          <table:table-cell office:value-type="float" office:value="-1720" calcext:value-type="float">
            <text:p>-1720</text:p>
          </table:table-cell>
          <table:table-cell office:value-type="float" office:value="-1810" calcext:value-type="float">
            <text:p>-1810</text:p>
          </table:table-cell>
          <table:table-cell office:value-type="float" office:value="-1819" calcext:value-type="float">
            <text:p>-1819</text:p>
          </table:table-cell>
          <table:table-cell table:formula="of:=[.C22]-[.B22]" office:value-type="float" office:value="-9" calcext:value-type="float">
            <text:p>-9</text:p>
          </table:table-cell>
          <table:table-cell table:number-columns-repeated="3"/>
        </table:table-row>
        <table:table-row table:style-name="ro1">
          <table:table-cell office:value-type="float" office:value="-1819" calcext:value-type="float">
            <text:p>-1819</text:p>
          </table:table-cell>
          <table:table-cell office:value-type="float" office:value="-1909" calcext:value-type="float">
            <text:p>-1909</text:p>
          </table:table-cell>
          <table:table-cell office:value-type="float" office:value="-1920" calcext:value-type="float">
            <text:p>-1920</text:p>
          </table:table-cell>
          <table:table-cell table:formula="of:=[.C23]-[.B23]" office:value-type="float" office:value="-11" calcext:value-type="float">
            <text:p>-11</text:p>
          </table:table-cell>
          <table:table-cell table:number-columns-repeated="3"/>
        </table:table-row>
        <table:table-row table:style-name="ro1">
          <table:table-cell office:value-type="float" office:value="-1920" calcext:value-type="float">
            <text:p>-1920</text:p>
          </table:table-cell>
          <table:table-cell office:value-type="float" office:value="-2010" calcext:value-type="float">
            <text:p>-2010</text:p>
          </table:table-cell>
          <table:table-cell office:value-type="float" office:value="-2022" calcext:value-type="float">
            <text:p>-2022</text:p>
          </table:table-cell>
          <table:table-cell table:formula="of:=[.C24]-[.B24]"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= 40</text:p>
          </table:table-cell>
          <table:table-cell table:number-columns-repeated="6"/>
        </table:table-row>
        <table:table-row table:style-name="ro1">
          <table:table-cell office:value-type="float" office:value="-2022" calcext:value-type="float">
            <text:p>-2022</text:p>
          </table:table-cell>
          <table:table-cell office:value-type="float" office:value="-2112" calcext:value-type="float">
            <text:p>-2112</text:p>
          </table:table-cell>
          <table:table-cell office:value-type="float" office:value="-2136" calcext:value-type="float">
            <text:p>-2136</text:p>
          </table:table-cell>
          <table:table-cell table:formula="of:=[.C26]-[.B26]" office:value-type="float" office:value="-24" calcext:value-type="float">
            <text:p>-24</text:p>
          </table:table-cell>
          <table:table-cell table:number-columns-repeated="3"/>
        </table:table-row>
        <table:table-row table:style-name="ro1">
          <table:table-cell office:value-type="float" office:value="-2136" calcext:value-type="float">
            <text:p>-2136</text:p>
          </table:table-cell>
          <table:table-cell office:value-type="float" office:value="-2226" calcext:value-type="float">
            <text:p>-2226</text:p>
          </table:table-cell>
          <table:table-cell office:value-type="float" office:value="-2246" calcext:value-type="float">
            <text:p>-2246</text:p>
          </table:table-cell>
          <table:table-cell table:formula="of:=[.C27]-[.B27]"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float" office:value="-2246" calcext:value-type="float">
            <text:p>-2246</text:p>
          </table:table-cell>
          <table:table-cell office:value-type="float" office:value="-2336" calcext:value-type="float">
            <text:p>-2336</text:p>
          </table:table-cell>
          <table:table-cell office:value-type="float" office:value="-2362" calcext:value-type="float">
            <text:p>-2362</text:p>
          </table:table-cell>
          <table:table-cell table:formula="of:=[.C28]-[.B28]" office:value-type="float" office:value="-26" calcext:value-type="float">
            <text:p>-26</text:p>
          </table:table-cell>
          <table:table-cell table:number-columns-repeated="3"/>
        </table:table-row>
        <table:table-row table:style-name="ro1">
          <table:table-cell office:value-type="float" office:value="-2362" calcext:value-type="float">
            <text:p>-2362</text:p>
          </table:table-cell>
          <table:table-cell office:value-type="float" office:value="-2452" calcext:value-type="float">
            <text:p>-2452</text:p>
          </table:table-cell>
          <table:table-cell office:value-type="float" office:value="-2472" calcext:value-type="float">
            <text:p>-2472</text:p>
          </table:table-cell>
          <table:table-cell table:formula="of:=[.C29]-[.B29]"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float" office:value="-2472" calcext:value-type="float">
            <text:p>-2472</text:p>
          </table:table-cell>
          <table:table-cell office:value-type="float" office:value="-2562" calcext:value-type="float">
            <text:p>-2562</text:p>
          </table:table-cell>
          <table:table-cell office:value-type="float" office:value="-2585" calcext:value-type="float">
            <text:p>-2585</text:p>
          </table:table-cell>
          <table:table-cell table:formula="of:=[.C30]-[.B30]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-2585" calcext:value-type="float">
            <text:p>-2585</text:p>
          </table:table-cell>
          <table:table-cell office:value-type="float" office:value="-2675" calcext:value-type="float">
            <text:p>-2675</text:p>
          </table:table-cell>
          <table:table-cell office:value-type="float" office:value="-2695" calcext:value-type="float">
            <text:p>-2695</text:p>
          </table:table-cell>
          <table:table-cell table:formula="of:=[.C31]-[.B31]"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float" office:value="-2695" calcext:value-type="float">
            <text:p>-2695</text:p>
          </table:table-cell>
          <table:table-cell office:value-type="float" office:value="-2785" calcext:value-type="float">
            <text:p>-2785</text:p>
          </table:table-cell>
          <table:table-cell office:value-type="float" office:value="-2808" calcext:value-type="float">
            <text:p>-2808</text:p>
          </table:table-cell>
          <table:table-cell table:formula="of:=[.C32]-[.B32]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-2808" calcext:value-type="float">
            <text:p>-2808</text:p>
          </table:table-cell>
          <table:table-cell office:value-type="float" office:value="-2898" calcext:value-type="float">
            <text:p>-2898</text:p>
          </table:table-cell>
          <table:table-cell office:value-type="float" office:value="-2919" calcext:value-type="float">
            <text:p>-2919</text:p>
          </table:table-cell>
          <table:table-cell table:formula="of:=[.C33]-[.B33]" office:value-type="float" office:value="-21" calcext:value-type="float">
            <text:p>-21</text:p>
          </table:table-cell>
          <table:table-cell table:number-columns-repeated="3"/>
        </table:table-row>
        <table:table-row table:style-name="ro1">
          <table:table-cell office:value-type="float" office:value="-2919" calcext:value-type="float">
            <text:p>-2919</text:p>
          </table:table-cell>
          <table:table-cell office:value-type="float" office:value="-3009" calcext:value-type="float">
            <text:p>-3009</text:p>
          </table:table-cell>
          <table:table-cell office:value-type="float" office:value="-3029" calcext:value-type="float">
            <text:p>-3029</text:p>
          </table:table-cell>
          <table:table-cell table:formula="of:=[.C34]-[.B34]"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float" office:value="-3029" calcext:value-type="float">
            <text:p>-3029</text:p>
          </table:table-cell>
          <table:table-cell office:value-type="float" office:value="-3119" calcext:value-type="float">
            <text:p>-3119</text:p>
          </table:table-cell>
          <table:table-cell office:value-type="float" office:value="-3142" calcext:value-type="float">
            <text:p>-3142</text:p>
          </table:table-cell>
          <table:table-cell table:formula="of:=[.C35]-[.B35]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= 50</text:p>
          </table:table-cell>
          <table:table-cell table:number-columns-repeated="6"/>
        </table:table-row>
        <table:table-row table:style-name="ro1">
          <table:table-cell office:value-type="float" office:value="-3142" calcext:value-type="float">
            <text:p>-3142</text:p>
          </table:table-cell>
          <table:table-cell office:value-type="float" office:value="-3232" calcext:value-type="float">
            <text:p>-3232</text:p>
          </table:table-cell>
          <table:table-cell office:value-type="float" office:value="-3258" calcext:value-type="float">
            <text:p>-3258</text:p>
          </table:table-cell>
          <table:table-cell table:formula="of:=[.C37]-[.B37]" office:value-type="float" office:value="-26" calcext:value-type="float">
            <text:p>-26</text:p>
          </table:table-cell>
          <table:table-cell table:number-columns-repeated="3"/>
        </table:table-row>
        <table:table-row table:style-name="ro1">
          <table:table-cell office:value-type="float" office:value="-3258" calcext:value-type="float">
            <text:p>-3258</text:p>
          </table:table-cell>
          <table:table-cell office:value-type="float" office:value="-3348" calcext:value-type="float">
            <text:p>-3348</text:p>
          </table:table-cell>
          <table:table-cell office:value-type="float" office:value="-3380" calcext:value-type="float">
            <text:p>-3380</text:p>
          </table:table-cell>
          <table:table-cell table:formula="of:=[.C38]-[.B38]"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float" office:value="-3380" calcext:value-type="float">
            <text:p>-3380</text:p>
          </table:table-cell>
          <table:table-cell office:value-type="float" office:value="-3470" calcext:value-type="float">
            <text:p>-3470</text:p>
          </table:table-cell>
          <table:table-cell office:value-type="float" office:value="-3499" calcext:value-type="float">
            <text:p>-3499</text:p>
          </table:table-cell>
          <table:table-cell table:formula="of:=[.C39]-[.B39]" office:value-type="float" office:value="-29" calcext:value-type="float">
            <text:p>-29</text:p>
          </table:table-cell>
          <table:table-cell table:number-columns-repeated="3"/>
        </table:table-row>
        <table:table-row table:style-name="ro1">
          <table:table-cell office:value-type="float" office:value="-3499" calcext:value-type="float">
            <text:p>-3499</text:p>
          </table:table-cell>
          <table:table-cell office:value-type="float" office:value="-3589" calcext:value-type="float">
            <text:p>-3589</text:p>
          </table:table-cell>
          <table:table-cell office:value-type="float" office:value="-3617" calcext:value-type="float">
            <text:p>-3617</text:p>
          </table:table-cell>
          <table:table-cell table:formula="of:=[.C40]-[.B40]" office:value-type="float" office:value="-28" calcext:value-type="float">
            <text:p>-28</text:p>
          </table:table-cell>
          <table:table-cell table:number-columns-repeated="3"/>
        </table:table-row>
        <table:table-row table:style-name="ro1">
          <table:table-cell office:value-type="float" office:value="-3617" calcext:value-type="float">
            <text:p>-3617</text:p>
          </table:table-cell>
          <table:table-cell office:value-type="float" office:value="-3707" calcext:value-type="float">
            <text:p>-3707</text:p>
          </table:table-cell>
          <table:table-cell office:value-type="float" office:value="-3736" calcext:value-type="float">
            <text:p>-3736</text:p>
          </table:table-cell>
          <table:table-cell table:formula="of:=[.C41]-[.B41]" office:value-type="float" office:value="-29" calcext:value-type="float">
            <text:p>-29</text:p>
          </table:table-cell>
          <table:table-cell table:number-columns-repeated="3"/>
        </table:table-row>
        <table:table-row table:style-name="ro1">
          <table:table-cell office:value-type="float" office:value="-3736" calcext:value-type="float">
            <text:p>-3736</text:p>
          </table:table-cell>
          <table:table-cell office:value-type="float" office:value="-3826" calcext:value-type="float">
            <text:p>-3826</text:p>
          </table:table-cell>
          <table:table-cell office:value-type="float" office:value="-3854" calcext:value-type="float">
            <text:p>-3854</text:p>
          </table:table-cell>
          <table:table-cell table:formula="of:=[.C42]-[.B42]" office:value-type="float" office:value="-28" calcext:value-type="float">
            <text:p>-28</text:p>
          </table:table-cell>
          <table:table-cell table:number-columns-repeated="3"/>
        </table:table-row>
        <table:table-row table:style-name="ro1">
          <table:table-cell office:value-type="float" office:value="-3854" calcext:value-type="float">
            <text:p>-3854</text:p>
          </table:table-cell>
          <table:table-cell office:value-type="float" office:value="-3944" calcext:value-type="float">
            <text:p>-3944</text:p>
          </table:table-cell>
          <table:table-cell office:value-type="float" office:value="-3975" calcext:value-type="float">
            <text:p>-3975</text:p>
          </table:table-cell>
          <table:table-cell table:formula="of:=[.C43]-[.B43]" office:value-type="float" office:value="-31" calcext:value-type="float">
            <text:p>-31</text:p>
          </table:table-cell>
          <table:table-cell table:number-columns-repeated="3"/>
        </table:table-row>
        <table:table-row table:style-name="ro1">
          <table:table-cell office:value-type="float" office:value="-3975" calcext:value-type="float">
            <text:p>-3975</text:p>
          </table:table-cell>
          <table:table-cell office:value-type="float" office:value="-4065" calcext:value-type="float">
            <text:p>-4065</text:p>
          </table:table-cell>
          <table:table-cell office:value-type="float" office:value="-4092" calcext:value-type="float">
            <text:p>-4092</text:p>
          </table:table-cell>
          <table:table-cell table:formula="of:=[.C44]-[.B44]" office:value-type="float" office:value="-27" calcext:value-type="float">
            <text:p>-27</text:p>
          </table:table-cell>
          <table:table-cell table:number-columns-repeated="3"/>
        </table:table-row>
        <table:table-row table:style-name="ro1">
          <table:table-cell office:value-type="float" office:value="-4092" calcext:value-type="float">
            <text:p>-4092</text:p>
          </table:table-cell>
          <table:table-cell office:value-type="float" office:value="-4182" calcext:value-type="float">
            <text:p>-4182</text:p>
          </table:table-cell>
          <table:table-cell office:value-type="float" office:value="-4216" calcext:value-type="float">
            <text:p>-4216</text:p>
          </table:table-cell>
          <table:table-cell table:formula="of:=[.C45]-[.B45]"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float" office:value="-4216" calcext:value-type="float">
            <text:p>-4216</text:p>
          </table:table-cell>
          <table:table-cell office:value-type="float" office:value="-4306" calcext:value-type="float">
            <text:p>-4306</text:p>
          </table:table-cell>
          <table:table-cell office:value-type="float" office:value="-4334" calcext:value-type="float">
            <text:p>-4334</text:p>
          </table:table-cell>
          <table:table-cell table:formula="of:=[.C46]-[.B46]" office:value-type="float" office:value="-28" calcext:value-type="float">
            <text:p>-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= 60</text:p>
          </table:table-cell>
          <table:table-cell table:number-columns-repeated="6"/>
        </table:table-row>
        <table:table-row table:style-name="ro1">
          <table:table-cell office:value-type="float" office:value="-4334" calcext:value-type="float">
            <text:p>-4334</text:p>
          </table:table-cell>
          <table:table-cell office:value-type="float" office:value="-4424" calcext:value-type="float">
            <text:p>-4424</text:p>
          </table:table-cell>
          <table:table-cell office:value-type="float" office:value="-4464" calcext:value-type="float">
            <text:p>-4464</text:p>
          </table:table-cell>
          <table:table-cell table:formula="of:=[.C48]-[.B48]"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float" office:value="-4464" calcext:value-type="float">
            <text:p>-4464</text:p>
          </table:table-cell>
          <table:table-cell office:value-type="float" office:value="-4554" calcext:value-type="float">
            <text:p>-4554</text:p>
          </table:table-cell>
          <table:table-cell office:value-type="float" office:value="-4598" calcext:value-type="float">
            <text:p>-4598</text:p>
          </table:table-cell>
          <table:table-cell table:formula="of:=[.C49]-[.B49]"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float" office:value="-4598" calcext:value-type="float">
            <text:p>-4598</text:p>
          </table:table-cell>
          <table:table-cell office:value-type="float" office:value="-4688" calcext:value-type="float">
            <text:p>-4688</text:p>
          </table:table-cell>
          <table:table-cell office:value-type="float" office:value="-4734" calcext:value-type="float">
            <text:p>-4734</text:p>
          </table:table-cell>
          <table:table-cell table:formula="of:=[.C50]-[.B50]"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float" office:value="-4734" calcext:value-type="float">
            <text:p>-4734</text:p>
          </table:table-cell>
          <table:table-cell office:value-type="float" office:value="-4824" calcext:value-type="float">
            <text:p>-4824</text:p>
          </table:table-cell>
          <table:table-cell office:value-type="float" office:value="-4866" calcext:value-type="float">
            <text:p>-4866</text:p>
          </table:table-cell>
          <table:table-cell table:formula="of:=[.C51]-[.B51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float" office:value="-4866" calcext:value-type="float">
            <text:p>-4866</text:p>
          </table:table-cell>
          <table:table-cell office:value-type="float" office:value="-4956" calcext:value-type="float">
            <text:p>-4956</text:p>
          </table:table-cell>
          <table:table-cell office:value-type="float" office:value="-5000" calcext:value-type="float">
            <text:p>-5000</text:p>
          </table:table-cell>
          <table:table-cell table:formula="of:=[.C52]-[.B52]"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float" office:value="-5000" calcext:value-type="float">
            <text:p>-5000</text:p>
          </table:table-cell>
          <table:table-cell office:value-type="float" office:value="-5090" calcext:value-type="float">
            <text:p>-5090</text:p>
          </table:table-cell>
          <table:table-cell office:value-type="float" office:value="-5133" calcext:value-type="float">
            <text:p>-5133</text:p>
          </table:table-cell>
          <table:table-cell table:formula="of:=[.C53]-[.B53]"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float" office:value="-5133" calcext:value-type="float">
            <text:p>-5133</text:p>
          </table:table-cell>
          <table:table-cell office:value-type="float" office:value="-5223" calcext:value-type="float">
            <text:p>-5223</text:p>
          </table:table-cell>
          <table:table-cell office:value-type="float" office:value="-5265" calcext:value-type="float">
            <text:p>-5265</text:p>
          </table:table-cell>
          <table:table-cell table:formula="of:=[.C54]-[.B54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float" office:value="-5265" calcext:value-type="float">
            <text:p>-5265</text:p>
          </table:table-cell>
          <table:table-cell office:value-type="float" office:value="-5355" calcext:value-type="float">
            <text:p>-5355</text:p>
          </table:table-cell>
          <table:table-cell office:value-type="float" office:value="-5399" calcext:value-type="float">
            <text:p>-5399</text:p>
          </table:table-cell>
          <table:table-cell table:formula="of:=[.C55]-[.B55]"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float" office:value="-5399" calcext:value-type="float">
            <text:p>-5399</text:p>
          </table:table-cell>
          <table:table-cell office:value-type="float" office:value="-5489" calcext:value-type="float">
            <text:p>-5489</text:p>
          </table:table-cell>
          <table:table-cell office:value-type="float" office:value="-5531" calcext:value-type="float">
            <text:p>-5531</text:p>
          </table:table-cell>
          <table:table-cell table:formula="of:=[.C56]-[.B56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float" office:value="-5531" calcext:value-type="float">
            <text:p>-5531</text:p>
          </table:table-cell>
          <table:table-cell office:value-type="float" office:value="-5621" calcext:value-type="float">
            <text:p>-5621</text:p>
          </table:table-cell>
          <table:table-cell office:value-type="float" office:value="-5664" calcext:value-type="float">
            <text:p>-5664</text:p>
          </table:table-cell>
          <table:table-cell table:formula="of:=[.C57]-[.B57]"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= 70</text:p>
          </table:table-cell>
          <table:table-cell table:number-columns-repeated="6"/>
        </table:table-row>
        <table:table-row table:style-name="ro1">
          <table:table-cell office:value-type="float" office:value="-5664" calcext:value-type="float">
            <text:p>-5664</text:p>
          </table:table-cell>
          <table:table-cell office:value-type="float" office:value="-5754" calcext:value-type="float">
            <text:p>-5754</text:p>
          </table:table-cell>
          <table:table-cell office:value-type="float" office:value="-5829" calcext:value-type="float">
            <text:p>-5829</text:p>
          </table:table-cell>
          <table:table-cell table:formula="of:=[.C59]-[.B59]" office:value-type="float" office:value="-75" calcext:value-type="float">
            <text:p>-75</text:p>
          </table:table-cell>
          <table:table-cell table:number-columns-repeated="3"/>
        </table:table-row>
        <table:table-row table:style-name="ro1">
          <table:table-cell office:value-type="float" office:value="-5829" calcext:value-type="float">
            <text:p>-5829</text:p>
          </table:table-cell>
          <table:table-cell office:value-type="float" office:value="-5919" calcext:value-type="float">
            <text:p>-5919</text:p>
          </table:table-cell>
          <table:table-cell office:value-type="float" office:value="-5996" calcext:value-type="float">
            <text:p>-5996</text:p>
          </table:table-cell>
          <table:table-cell table:formula="of:=[.C60]-[.B60]" office:value-type="float" office:value="-77" calcext:value-type="float">
            <text:p>-77</text:p>
          </table:table-cell>
          <table:table-cell table:number-columns-repeated="3"/>
        </table:table-row>
        <table:table-row table:style-name="ro1">
          <table:table-cell office:value-type="float" office:value="-5996" calcext:value-type="float">
            <text:p>-5996</text:p>
          </table:table-cell>
          <table:table-cell office:value-type="float" office:value="-6086" calcext:value-type="float">
            <text:p>-6086</text:p>
          </table:table-cell>
          <table:table-cell office:value-type="float" office:value="-6158" calcext:value-type="float">
            <text:p>-6158</text:p>
          </table:table-cell>
          <table:table-cell table:formula="of:=[.C61]-[.B61]" office:value-type="float" office:value="-72" calcext:value-type="float">
            <text:p>-72</text:p>
          </table:table-cell>
          <table:table-cell table:number-columns-repeated="3"/>
        </table:table-row>
        <table:table-row table:style-name="ro1">
          <table:table-cell office:value-type="float" office:value="-6158" calcext:value-type="float">
            <text:p>-6158</text:p>
          </table:table-cell>
          <table:table-cell office:value-type="float" office:value="-6248" calcext:value-type="float">
            <text:p>-6248</text:p>
          </table:table-cell>
          <table:table-cell office:value-type="float" office:value="-6301" calcext:value-type="float">
            <text:p>-6301</text:p>
          </table:table-cell>
          <table:table-cell table:formula="of:=[.C62]-[.B62]"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float" office:value="-6301" calcext:value-type="float">
            <text:p>-6301</text:p>
          </table:table-cell>
          <table:table-cell office:value-type="float" office:value="-6391" calcext:value-type="float">
            <text:p>-6391</text:p>
          </table:table-cell>
          <table:table-cell office:value-type="float" office:value="-6461" calcext:value-type="float">
            <text:p>-6461</text:p>
          </table:table-cell>
          <table:table-cell table:formula="of:=[.C63]-[.B63]" office:value-type="float" office:value="-70" calcext:value-type="float">
            <text:p>-70</text:p>
          </table:table-cell>
          <table:table-cell table:number-columns-repeated="3"/>
        </table:table-row>
        <table:table-row table:style-name="ro1">
          <table:table-cell office:value-type="float" office:value="-6461" calcext:value-type="float">
            <text:p>-6461</text:p>
          </table:table-cell>
          <table:table-cell office:value-type="float" office:value="-6551" calcext:value-type="float">
            <text:p>-6551</text:p>
          </table:table-cell>
          <table:table-cell office:value-type="float" office:value="-6600" calcext:value-type="float">
            <text:p>-6600</text:p>
          </table:table-cell>
          <table:table-cell table:formula="of:=[.C64]-[.B64]"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float" office:value="-6600" calcext:value-type="float">
            <text:p>-6600</text:p>
          </table:table-cell>
          <table:table-cell office:value-type="float" office:value="-6690" calcext:value-type="float">
            <text:p>-6690</text:p>
          </table:table-cell>
          <table:table-cell office:value-type="float" office:value="-6765" calcext:value-type="float">
            <text:p>-6765</text:p>
          </table:table-cell>
          <table:table-cell table:formula="of:=[.C65]-[.B65]" office:value-type="float" office:value="-75" calcext:value-type="float">
            <text:p>-75</text:p>
          </table:table-cell>
          <table:table-cell table:number-columns-repeated="3"/>
        </table:table-row>
        <table:table-row table:style-name="ro1">
          <table:table-cell office:value-type="float" office:value="-6765" calcext:value-type="float">
            <text:p>-6765</text:p>
          </table:table-cell>
          <table:table-cell office:value-type="float" office:value="-6855" calcext:value-type="float">
            <text:p>-6855</text:p>
          </table:table-cell>
          <table:table-cell office:value-type="float" office:value="-6936" calcext:value-type="float">
            <text:p>-6936</text:p>
          </table:table-cell>
          <table:table-cell table:formula="of:=[.C66]-[.B66]" office:value-type="float" office:value="-81" calcext:value-type="float">
            <text:p>-81</text:p>
          </table:table-cell>
          <table:table-cell table:number-columns-repeated="3"/>
        </table:table-row>
        <table:table-row table:style-name="ro1">
          <table:table-cell office:value-type="float" office:value="-6936" calcext:value-type="float">
            <text:p>-6936</text:p>
          </table:table-cell>
          <table:table-cell office:value-type="float" office:value="-7026" calcext:value-type="float">
            <text:p>-7026</text:p>
          </table:table-cell>
          <table:table-cell office:value-type="float" office:value="-7100" calcext:value-type="float">
            <text:p>-7100</text:p>
          </table:table-cell>
          <table:table-cell table:formula="of:=[.C67]-[.B67]" office:value-type="float" office:value="-74" calcext:value-type="float">
            <text:p>-74</text:p>
          </table:table-cell>
          <table:table-cell table:number-columns-repeated="3"/>
        </table:table-row>
        <table:table-row table:style-name="ro1">
          <table:table-cell office:value-type="float" office:value="-7100" calcext:value-type="float">
            <text:p>-7100</text:p>
          </table:table-cell>
          <table:table-cell office:value-type="float" office:value="-7190" calcext:value-type="float">
            <text:p>-7190</text:p>
          </table:table-cell>
          <table:table-cell office:value-type="float" office:value="-7260" calcext:value-type="float">
            <text:p>-7260</text:p>
          </table:table-cell>
          <table:table-cell table:formula="of:=[.C68]-[.B68]" office:value-type="float" office:value="-70" calcext:value-type="float">
            <text:p>-70</text:p>
          </table:table-cell>
          <table:table-cell table:number-columns-repeated="3"/>
        </table:table-row>
      </table:table>
      <table:table table:name="rotate one wheel only CW" table:style-name="ta1">
        <table:shapes>
          <draw:frame draw:z-index="0" draw:style-name="gr1" draw:text-style-name="P1" svg:width="16cm" svg:height="9.005cm" svg:x="11.4cm" svg:y="4.622cm">
            <draw:object draw:notify-on-update-of-ranges="'rotate one wheel only CW'.F3:'rotate one wheel only CW'.F9 'rotate one wheel only CW'.G3:'rotate one wheel only CW'.G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tial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offs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= 20</text:p>
          </table:table-cell>
          <table:table-cell table:number-columns-repeated="4"/>
          <table:table-cell office:value-type="string" calcext:value-type="string">
            <text:p>v</text:p>
          </table:table-cell>
          <table:table-cell office:value-type="string" calcext:value-type="string">
            <text:p>avg offset 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[.C3]-[.B3]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D3:.D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49" calcext:value-type="float">
            <text:p>149</text:p>
          </table:table-cell>
          <table:table-cell table:formula="of:=[.C4]-[.B4]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D7:.D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239" calcext:value-type="float">
            <text:p>239</text:p>
          </table:table-cell>
          <table:table-cell table:formula="of:=[.C5]-[.B5]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[.D11:.D13])" office:value-type="float" office:value="4.33333333333333" calcext:value-type="float">
            <text:p>4.3333333333</text:p>
          </table:table-cell>
        </table:table-row>
        <table:table-row table:style-name="ro1">
          <table:table-cell office:value-type="string" calcext:value-type="string">
            <text:p>v = 3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formula="of:=AVERAGE([.D15:.D17])" office:value-type="float" office:value="7.33333333333333" calcext:value-type="float">
            <text:p>7.333333333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table:formula="of:=[.C7]-[.B7]"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[.D19:.D21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21" calcext:value-type="float">
            <text:p>421</text:p>
          </table:table-cell>
          <table:table-cell office:value-type="float" office:value="423" calcext:value-type="float">
            <text:p>423</text:p>
          </table:table-cell>
          <table:table-cell table:formula="of:=[.C8]-[.B8]"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[.D23:.D25])" office:value-type="float" office:value="18.6666666666667" calcext:value-type="float">
            <text:p>18.666666666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13" calcext:value-type="float">
            <text:p>513</text:p>
          </table:table-cell>
          <table:table-cell office:value-type="float" office:value="515" calcext:value-type="float">
            <text:p>515</text:p>
          </table:table-cell>
          <table:table-cell table:formula="of:=[.C9]-[.B9]"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D27:.D29])" office:value-type="float" office:value="23.6666666666667" calcext:value-type="float">
            <text:p>23.6666666667</text:p>
          </table:table-cell>
        </table:table-row>
        <table:table-row table:style-name="ro1">
          <table:table-cell office:value-type="string" calcext:value-type="string">
            <text:p>v = 40</text:p>
          </table:table-cell>
          <table:table-cell table:number-columns-repeated="6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05" calcext:value-type="float">
            <text:p>605</text:p>
          </table:table-cell>
          <table:table-cell office:value-type="float" office:value="610" calcext:value-type="float">
            <text:p>610</text:p>
          </table:table-cell>
          <table:table-cell table:formula="of:=[.C11]-[.B1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00" calcext:value-type="float">
            <text:p>700</text:p>
          </table:table-cell>
          <table:table-cell office:value-type="float" office:value="704" calcext:value-type="float">
            <text:p>704</text:p>
          </table:table-cell>
          <table:table-cell table:formula="of:=[.C12]-[.B1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94" calcext:value-type="float">
            <text:p>794</text:p>
          </table:table-cell>
          <table:table-cell office:value-type="float" office:value="798" calcext:value-type="float">
            <text:p>798</text:p>
          </table:table-cell>
          <table:table-cell table:formula="of:=[.C13]-[.B13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= 50</text:p>
          </table:table-cell>
          <table:table-cell table:number-columns-repeated="6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88" calcext:value-type="float">
            <text:p>888</text:p>
          </table:table-cell>
          <table:table-cell office:value-type="float" office:value="895" calcext:value-type="float">
            <text:p>895</text:p>
          </table:table-cell>
          <table:table-cell table:formula="of:=[.C15]-[.B15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985" calcext:value-type="float">
            <text:p>985</text:p>
          </table:table-cell>
          <table:table-cell office:value-type="float" office:value="993" calcext:value-type="float">
            <text:p>993</text:p>
          </table:table-cell>
          <table:table-cell table:formula="of:=[.C16]-[.B16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083" calcext:value-type="float">
            <text:p>1083</text:p>
          </table:table-cell>
          <table:table-cell office:value-type="float" office:value="1090" calcext:value-type="float">
            <text:p>1090</text:p>
          </table:table-cell>
          <table:table-cell table:formula="of:=[.C17]-[.B1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= 60</text:p>
          </table:table-cell>
          <table:table-cell table:number-columns-repeated="6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180" calcext:value-type="float">
            <text:p>1180</text:p>
          </table:table-cell>
          <table:table-cell office:value-type="float" office:value="1192" calcext:value-type="float">
            <text:p>1192</text:p>
          </table:table-cell>
          <table:table-cell table:formula="of:=[.C19]-[.B19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282" calcext:value-type="float">
            <text:p>1282</text:p>
          </table:table-cell>
          <table:table-cell office:value-type="float" office:value="1292" calcext:value-type="float">
            <text:p>1292</text:p>
          </table:table-cell>
          <table:table-cell table:formula="of:=[.C20]-[.B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382" calcext:value-type="float">
            <text:p>1382</text:p>
          </table:table-cell>
          <table:table-cell office:value-type="float" office:value="1396" calcext:value-type="float">
            <text:p>1396</text:p>
          </table:table-cell>
          <table:table-cell table:formula="of:=[.C21]-[.B21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= 70</text:p>
          </table:table-cell>
          <table:table-cell table:number-columns-repeated="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86" calcext:value-type="float">
            <text:p>1486</text:p>
          </table:table-cell>
          <table:table-cell office:value-type="float" office:value="1507" calcext:value-type="float">
            <text:p>1507</text:p>
          </table:table-cell>
          <table:table-cell table:formula="of:=[.C23]-[.B23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597" calcext:value-type="float">
            <text:p>1597</text:p>
          </table:table-cell>
          <table:table-cell office:value-type="float" office:value="1613" calcext:value-type="float">
            <text:p>1613</text:p>
          </table:table-cell>
          <table:table-cell table:formula="of:=[.C24]-[.B24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703" calcext:value-type="float">
            <text:p>1703</text:p>
          </table:table-cell>
          <table:table-cell office:value-type="float" office:value="1722" calcext:value-type="float">
            <text:p>1722</text:p>
          </table:table-cell>
          <table:table-cell table:formula="of:=[.C25]-[.B25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= 80</text:p>
          </table:table-cell>
          <table:table-cell table:number-columns-repeated="6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812" calcext:value-type="float">
            <text:p>1812</text:p>
          </table:table-cell>
          <table:table-cell office:value-type="float" office:value="1835" calcext:value-type="float">
            <text:p>1835</text:p>
          </table:table-cell>
          <table:table-cell table:formula="of:=[.C27]-[.B27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925" calcext:value-type="float">
            <text:p>1925</text:p>
          </table:table-cell>
          <table:table-cell office:value-type="float" office:value="1947" calcext:value-type="float">
            <text:p>1947</text:p>
          </table:table-cell>
          <table:table-cell table:formula="of:=[.C28]-[.B28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037" calcext:value-type="float">
            <text:p>2037</text:p>
          </table:table-cell>
          <table:table-cell office:value-type="float" office:value="2063" calcext:value-type="float">
            <text:p>2063</text:p>
          </table:table-cell>
          <table:table-cell table:formula="of:=[.C29]-[.B29]" office:value-type="float" office:value="26" calcext:value-type="float">
            <text:p>26</text:p>
          </table:table-cell>
          <table:table-cell table:number-columns-repeated="3"/>
        </table:table-row>
      </table:table>
      <table:table table:name="rotate one wheel one CCW" table:style-name="ta1">
        <table:shapes>
          <draw:frame draw:z-index="0" draw:style-name="gr1" draw:text-style-name="P1" svg:width="16cm" svg:height="9.005cm" svg:x="13.797cm" svg:y="5.817cm">
            <draw:object draw:notify-on-update-of-ranges="'rotate one wheel one CCW'.G4:'rotate one wheel one CCW'.G10 'rotate one wheel one CCW'.H4:'rotate one wheel one CCW'.H1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 = 20</text:p>
          </table:table-cell>
          <table:table-cell table:number-columns-repeated="7"/>
        </table:table-row>
        <table:table-row table:style-name="ro1">
          <table:table-cell office:value-type="float" office:value="16877" calcext:value-type="float">
            <text:p>16877</text:p>
          </table:table-cell>
          <table:table-cell office:value-type="float" office:value="16787" calcext:value-type="float">
            <text:p>16787</text:p>
          </table:table-cell>
          <table:table-cell office:value-type="float" office:value="16784" calcext:value-type="float">
            <text:p>16784</text:p>
          </table:table-cell>
          <table:table-cell table:formula="of:=[.C3]-[.B3]"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avg offset </text:p>
          </table:table-cell>
        </table:table-row>
        <table:table-row table:style-name="ro1">
          <table:table-cell office:value-type="float" office:value="16784" calcext:value-type="float">
            <text:p>16784</text:p>
          </table:table-cell>
          <table:table-cell office:value-type="float" office:value="16694" calcext:value-type="float">
            <text:p>16694</text:p>
          </table:table-cell>
          <table:table-cell office:value-type="float" office:value="16692" calcext:value-type="float">
            <text:p>16692</text:p>
          </table:table-cell>
          <table:table-cell table:formula="of:=[.C4]-[.B4]" office:value-type="float" office:value="-2" calcext:value-type="float">
            <text:p>-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AVERAGE([.D3:.D5])" office:value-type="float" office:value="-2.33333333333333" calcext:value-type="float">
            <text:p>-2.3333333333</text:p>
          </table:table-cell>
        </table:table-row>
        <table:table-row table:style-name="ro1">
          <table:table-cell office:value-type="float" office:value="16692" calcext:value-type="float">
            <text:p>16692</text:p>
          </table:table-cell>
          <table:table-cell office:value-type="float" office:value="16602" calcext:value-type="float">
            <text:p>16602</text:p>
          </table:table-cell>
          <table:table-cell office:value-type="float" office:value="16600" calcext:value-type="float">
            <text:p>16600</text:p>
          </table:table-cell>
          <table:table-cell table:formula="of:=[.C5]-[.B5]" office:value-type="float" office:value="-2" calcext:value-type="float">
            <text:p>-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AVERAGE([.D7:.D9])" office:value-type="float" office:value="-5.66666666666667" calcext:value-type="float">
            <text:p>-5.6666666667</text:p>
          </table:table-cell>
        </table:table-row>
        <table:table-row table:style-name="ro1">
          <table:table-cell office:value-type="string" calcext:value-type="string">
            <text:p>v = 3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formula="of:=AVERAGE([.D11:.D13]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16510" calcext:value-type="float">
            <text:p>16510</text:p>
          </table:table-cell>
          <table:table-cell office:value-type="float" office:value="16506" calcext:value-type="float">
            <text:p>16506</text:p>
          </table:table-cell>
          <table:table-cell table:formula="of:=[.C7]-[.B7]" office:value-type="float" office:value="-4" calcext:value-type="float">
            <text:p>-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AVERAGE([.D15:.D17])" office:value-type="float" office:value="-15.6666666666667" calcext:value-type="float">
            <text:p>-15.6666666667</text:p>
          </table:table-cell>
        </table:table-row>
        <table:table-row table:style-name="ro1">
          <table:table-cell office:value-type="float" office:value="16506" calcext:value-type="float">
            <text:p>16506</text:p>
          </table:table-cell>
          <table:table-cell office:value-type="float" office:value="16416" calcext:value-type="float">
            <text:p>16416</text:p>
          </table:table-cell>
          <table:table-cell office:value-type="float" office:value="16410" calcext:value-type="float">
            <text:p>16410</text:p>
          </table:table-cell>
          <table:table-cell table:formula="of:=[.C8]-[.B8]" office:value-type="float" office:value="-6" calcext:value-type="float">
            <text:p>-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AVERAGE([.D19:.D21])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6410" calcext:value-type="float">
            <text:p>16410</text:p>
          </table:table-cell>
          <table:table-cell office:value-type="float" office:value="16320" calcext:value-type="float">
            <text:p>16320</text:p>
          </table:table-cell>
          <table:table-cell office:value-type="float" office:value="16313" calcext:value-type="float">
            <text:p>16313</text:p>
          </table:table-cell>
          <table:table-cell table:formula="of:=[.C9]-[.B9]" office:value-type="float" office:value="-7" calcext:value-type="float">
            <text:p>-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AVERAGE([.D23:.D25])" office:value-type="float" office:value="-25.3333333333333" calcext:value-type="float">
            <text:p>-25.3333333333</text:p>
          </table:table-cell>
        </table:table-row>
        <table:table-row table:style-name="ro1">
          <table:table-cell office:value-type="string" calcext:value-type="string">
            <text:p>v = 4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formula="of:=AVERAGE([.D27:.D29])"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6313" calcext:value-type="float">
            <text:p>16313</text:p>
          </table:table-cell>
          <table:table-cell office:value-type="float" office:value="16223" calcext:value-type="float">
            <text:p>16223</text:p>
          </table:table-cell>
          <table:table-cell office:value-type="float" office:value="16213" calcext:value-type="float">
            <text:p>16213</text:p>
          </table:table-cell>
          <table:table-cell table:formula="of:=[.C11]-[.B11]"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16213" calcext:value-type="float">
            <text:p>16213</text:p>
          </table:table-cell>
          <table:table-cell office:value-type="float" office:value="16123" calcext:value-type="float">
            <text:p>16123</text:p>
          </table:table-cell>
          <table:table-cell office:value-type="float" office:value="16112" calcext:value-type="float">
            <text:p>16112</text:p>
          </table:table-cell>
          <table:table-cell table:formula="of:=[.C12]-[.B1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6112" calcext:value-type="float">
            <text:p>16112</text:p>
          </table:table-cell>
          <table:table-cell office:value-type="float" office:value="16022" calcext:value-type="float">
            <text:p>16022</text:p>
          </table:table-cell>
          <table:table-cell office:value-type="float" office:value="16013" calcext:value-type="float">
            <text:p>16013</text:p>
          </table:table-cell>
          <table:table-cell table:formula="of:=[.C13]-[.B13]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 = 50</text:p>
          </table:table-cell>
          <table:table-cell table:number-columns-repeated="7"/>
        </table:table-row>
        <table:table-row table:style-name="ro1">
          <table:table-cell office:value-type="float" office:value="16013" calcext:value-type="float">
            <text:p>16013</text:p>
          </table:table-cell>
          <table:table-cell office:value-type="float" office:value="15923" calcext:value-type="float">
            <text:p>15923</text:p>
          </table:table-cell>
          <table:table-cell office:value-type="float" office:value="15909" calcext:value-type="float">
            <text:p>15909</text:p>
          </table:table-cell>
          <table:table-cell table:formula="of:=[.C15]-[.B15]" office:value-type="float" office:value="-14" calcext:value-type="float">
            <text:p>-14</text:p>
          </table:table-cell>
          <table:table-cell table:number-columns-repeated="4"/>
        </table:table-row>
        <table:table-row table:style-name="ro1">
          <table:table-cell office:value-type="float" office:value="15909" calcext:value-type="float">
            <text:p>15909</text:p>
          </table:table-cell>
          <table:table-cell office:value-type="float" office:value="15819" calcext:value-type="float">
            <text:p>15819</text:p>
          </table:table-cell>
          <table:table-cell office:value-type="float" office:value="15802" calcext:value-type="float">
            <text:p>15802</text:p>
          </table:table-cell>
          <table:table-cell table:formula="of:=[.C16]-[.B16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office:value-type="float" office:value="15802" calcext:value-type="float">
            <text:p>15802</text:p>
          </table:table-cell>
          <table:table-cell office:value-type="float" office:value="15712" calcext:value-type="float">
            <text:p>15712</text:p>
          </table:table-cell>
          <table:table-cell office:value-type="float" office:value="15696" calcext:value-type="float">
            <text:p>15696</text:p>
          </table:table-cell>
          <table:table-cell table:formula="of:=[.C17]-[.B17]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 = 60</text:p>
          </table:table-cell>
          <table:table-cell table:number-columns-repeated="7"/>
        </table:table-row>
        <table:table-row table:style-name="ro1">
          <table:table-cell office:value-type="float" office:value="15696" calcext:value-type="float">
            <text:p>15696</text:p>
          </table:table-cell>
          <table:table-cell office:value-type="float" office:value="15606" calcext:value-type="float">
            <text:p>15606</text:p>
          </table:table-cell>
          <table:table-cell office:value-type="float" office:value="15583" calcext:value-type="float">
            <text:p>15583</text:p>
          </table:table-cell>
          <table:table-cell table:formula="of:=[.C19]-[.B19]" office:value-type="float" office:value="-23" calcext:value-type="float">
            <text:p>-23</text:p>
          </table:table-cell>
          <table:table-cell table:number-columns-repeated="4"/>
        </table:table-row>
        <table:table-row table:style-name="ro1">
          <table:table-cell office:value-type="float" office:value="15583" calcext:value-type="float">
            <text:p>15583</text:p>
          </table:table-cell>
          <table:table-cell office:value-type="float" office:value="15493" calcext:value-type="float">
            <text:p>15493</text:p>
          </table:table-cell>
          <table:table-cell office:value-type="float" office:value="15469" calcext:value-type="float">
            <text:p>15469</text:p>
          </table:table-cell>
          <table:table-cell table:formula="of:=[.C20]-[.B20]" office:value-type="float" office:value="-24" calcext:value-type="float">
            <text:p>-24</text:p>
          </table:table-cell>
          <table:table-cell table:number-columns-repeated="4"/>
        </table:table-row>
        <table:table-row table:style-name="ro1">
          <table:table-cell office:value-type="float" office:value="15469" calcext:value-type="float">
            <text:p>15469</text:p>
          </table:table-cell>
          <table:table-cell office:value-type="float" office:value="15379" calcext:value-type="float">
            <text:p>15379</text:p>
          </table:table-cell>
          <table:table-cell office:value-type="float" office:value="15354" calcext:value-type="float">
            <text:p>15354</text:p>
          </table:table-cell>
          <table:table-cell table:formula="of:=[.C21]-[.B21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 = 70</text:p>
          </table:table-cell>
          <table:table-cell table:number-columns-repeated="7"/>
        </table:table-row>
        <table:table-row table:style-name="ro1">
          <table:table-cell office:value-type="float" office:value="15354" calcext:value-type="float">
            <text:p>15354</text:p>
          </table:table-cell>
          <table:table-cell office:value-type="float" office:value="15264" calcext:value-type="float">
            <text:p>15264</text:p>
          </table:table-cell>
          <table:table-cell office:value-type="float" office:value="15242" calcext:value-type="float">
            <text:p>15242</text:p>
          </table:table-cell>
          <table:table-cell table:formula="of:=[.C23]-[.B23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office:value-type="float" office:value="15242" calcext:value-type="float">
            <text:p>15242</text:p>
          </table:table-cell>
          <table:table-cell office:value-type="float" office:value="15152" calcext:value-type="float">
            <text:p>15152</text:p>
          </table:table-cell>
          <table:table-cell office:value-type="float" office:value="15127" calcext:value-type="float">
            <text:p>15127</text:p>
          </table:table-cell>
          <table:table-cell table:formula="of:=[.C24]-[.B24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float" office:value="15127" calcext:value-type="float">
            <text:p>15127</text:p>
          </table:table-cell>
          <table:table-cell office:value-type="float" office:value="15037" calcext:value-type="float">
            <text:p>15037</text:p>
          </table:table-cell>
          <table:table-cell office:value-type="float" office:value="15008" calcext:value-type="float">
            <text:p>15008</text:p>
          </table:table-cell>
          <table:table-cell table:formula="of:=[.C25]-[.B25]" office:value-type="float" office:value="-29" calcext:value-type="float">
            <text:p>-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 = 80</text:p>
          </table:table-cell>
          <table:table-cell table:number-columns-repeated="7"/>
        </table:table-row>
        <table:table-row table:style-name="ro1">
          <table:table-cell office:value-type="float" office:value="15008" calcext:value-type="float">
            <text:p>15008</text:p>
          </table:table-cell>
          <table:table-cell office:value-type="float" office:value="14918" calcext:value-type="float">
            <text:p>14918</text:p>
          </table:table-cell>
          <table:table-cell office:value-type="float" office:value="14876" calcext:value-type="float">
            <text:p>14876</text:p>
          </table:table-cell>
          <table:table-cell table:formula="of:=[.C27]-[.B27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office:value-type="float" office:value="14876" calcext:value-type="float">
            <text:p>14876</text:p>
          </table:table-cell>
          <table:table-cell office:value-type="float" office:value="14786" calcext:value-type="float">
            <text:p>14786</text:p>
          </table:table-cell>
          <table:table-cell office:value-type="float" office:value="14751" calcext:value-type="float">
            <text:p>14751</text:p>
          </table:table-cell>
          <table:table-cell table:formula="of:=[.C28]-[.B28]" office:value-type="float" office:value="-35" calcext:value-type="float">
            <text:p>-35</text:p>
          </table:table-cell>
          <table:table-cell table:number-columns-repeated="4"/>
        </table:table-row>
        <table:table-row table:style-name="ro1">
          <table:table-cell office:value-type="float" office:value="14751" calcext:value-type="float">
            <text:p>14751</text:p>
          </table:table-cell>
          <table:table-cell office:value-type="float" office:value="14661" calcext:value-type="float">
            <text:p>14661</text:p>
          </table:table-cell>
          <table:table-cell office:value-type="float" office:value="14627" calcext:value-type="float">
            <text:p>14627</text:p>
          </table:table-cell>
          <table:table-cell table:formula="of:=[.C29]-[.B29]" office:value-type="float" office:value="-34" calcext:value-type="float">
            <text:p>-3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la Chan</meta:initial-creator>
    <meta:creation-date>2016-11-22T12:07:18.499402013</meta:creation-date>
    <dc:date>2016-11-22T12:38:19.905473932</dc:date>
    <dc:creator>Isabella Chan</dc:creator>
    <meta:editing-duration>PT30M59S</meta:editing-duration>
    <meta:editing-cycles>6</meta:editing-cycles>
    <meta:generator>LibreOffice/4.3.7.2$Linux_X86_64 LibreOffice_project/430$Build-2</meta:generator>
    <meta:document-statistic meta:table-count="4" meta:cell-count="8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124cm" svg:height="11.263cm" xlink:href=".." xlink:type="simple" chart:class="chart:scatter" chart:style-name="ch1">
        <chart:title svg:x="2.391cm" svg:y="0.361cm" chart:style-name="ch2">
          <text:p>duty_cycle_sp vs offset in angle rotated (rotate clockwise 90 degree)</text:p>
        </chart:title>
        <chart:plot-area chart:style-name="ch3" table:cell-range-address="'rotate till CW 90'.F3:'rotate till CW 90'.G11" svg:x="1.373cm" svg:y="1.365cm" svg:width="16.389cm" svg:height="8.692cm">
          <chartooo:coordinate-region svg:x="2.18cm" svg:y="1.564cm" svg:width="15.302cm" svg:height="7.846cm"/>
          <chart:axis chart:dimension="x" chart:name="primary-x" chart:style-name="ch4">
            <chart:title svg:x="8.491cm" svg:y="10.282cm" chart:style-name="ch5">
              <text:p>duty_cycle_sp</text:p>
            </chart:title>
          </chart:axis>
          <chart:axis chart:dimension="y" chart:name="primary-y" chart:style-name="ch4">
            <chart:title svg:x="0.451cm" svg:y="8.295cm" chart:style-name="ch6">
              <text:p>final gyro value - desired gyro value</text:p>
            </chart:title>
          </chart:axis>
          <chart:series chart:style-name="ch7" chart:values-cell-range-address="'rotate till CW 90'.G3:'rotate till CW 90'.G11" chart:class="chart:scatter">
            <chart:domain table:cell-range-address="'rotate till CW 90'.F3:'rotate till CW 90'.F11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rotate till CW 90'.F3:'rotate till CW 90'.F11</svg:desc>
                </draw:g>
              </table:table-cell>
              <table:table-cell office:value-type="float" office:value="1.3">
                <text:p>1.3</text:p>
                <draw:g>
                  <svg:desc>'rotate till CW 90'.G3:'rotate till CW 90'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00.1">
                <text:p>10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2.982cm" svg:y="0.316cm" chart:style-name="ch2">
          <text:p>duty_cycle_sp vs offset in rotation (rotate CCW 90)</text:p>
        </chart:title>
        <chart:plot-area chart:style-name="ch3" table:cell-range-address="'rotate till CCW 90'.F3:'rotate till CCW 90'.G8" svg:x="1.331cm" svg:y="1.275cm" svg:width="14.349cm" svg:height="6.57cm">
          <chartooo:coordinate-region svg:x="2.058cm" svg:y="1.474cm" svg:width="13.435cm" svg:height="6.173cm"/>
          <chart:axis chart:dimension="x" chart:name="primary-x" chart:style-name="ch4">
            <chart:title svg:x="7.429cm" svg:y="8.025cm" chart:style-name="ch5">
              <text:p>duty_cycle_sp</text:p>
            </chart:title>
          </chart:axis>
          <chart:axis chart:dimension="y" chart:name="primary-y" chart:style-name="ch6">
            <chart:title svg:x="0.451cm" svg:y="7.144cm" chart:style-name="ch7">
              <text:p>final gyro value - desired gyro value</text:p>
            </chart:title>
          </chart:axis>
          <chart:series chart:style-name="ch8" chart:values-cell-range-address="'rotate till CCW 90'.G3:'rotate till CCW 90'.G8" chart:class="chart:scatter">
            <chart:domain table:cell-range-address="'rotate till CCW 90'.F3:'rotate till CCW 90'.F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rotate till CCW 90'.F3:'rotate till CCW 90'.F8</svg:desc>
                </draw:g>
              </table:table-cell>
              <table:table-cell office:value-type="float" office:value="-3.9">
                <text:p>-3.9</text:p>
                <draw:g>
                  <svg:desc>'rotate till CCW 90'.G3:'rotate till CCW 90'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-29.2">
                <text:p>-2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-69.6">
                <text:p>-69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title svg:x="1.011cm" svg:y="0.316cm" chart:style-name="ch2">
          <text:p>duty_cycle_sp vs offset in gyro value (rotate CW 90 with left wheel only)</text:p>
        </chart:title>
        <chart:plot-area chart:style-name="ch3" table:cell-range-address="'rotate one wheel only CW'.F3:'rotate one wheel only CW'.G9" svg:x="1.331cm" svg:y="1.275cm" svg:width="14.35cm" svg:height="6.57cm">
          <chartooo:coordinate-region svg:x="1.952cm" svg:y="1.474cm" svg:width="13.542cm" svg:height="5.724cm"/>
          <chart:axis chart:dimension="x" chart:name="primary-x" chart:style-name="ch4">
            <chart:title svg:x="7.43cm" svg:y="8.025cm" chart:style-name="ch5">
              <text:p>duty_cycle_sp</text:p>
            </chart:title>
          </chart:axis>
          <chart:axis chart:dimension="y" chart:name="primary-y" chart:style-name="ch4">
            <chart:title svg:x="0.451cm" svg:y="7.051cm" chart:style-name="ch6">
              <text:p>final gyro value - desire gyro value</text:p>
            </chart:title>
          </chart:axis>
          <chart:series chart:style-name="ch7" chart:values-cell-range-address="'rotate one wheel only CW'.G3:'rotate one wheel only CW'.G9" chart:class="chart:scatter">
            <chart:domain table:cell-range-address="'rotate one wheel only CW'.F3:'rotate one wheel only CW'.F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rotate one wheel only CW'.F3:'rotate one wheel only CW'.F9</svg:desc>
                </draw:g>
              </table:table-cell>
              <table:table-cell office:value-type="float" office:value="0">
                <text:p>0</text:p>
                <draw:g>
                  <svg:desc>'rotate one wheel only CW'.G3:'rotate one wheel only CW'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3.6666666666667">
                <text:p>23.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title svg:x="0.707cm" svg:y="0.316cm" chart:style-name="ch2">
          <text:p>duty_cycle_sp vs offset in gyro value (rotate CCW 90 with right wheel only)</text:p>
        </chart:title>
        <chart:plot-area chart:style-name="ch3" table:cell-range-address="'rotate one wheel one CCW'.G4:'rotate one wheel one CCW'.H10" svg:x="1.331cm" svg:y="1.275cm" svg:width="14.35cm" svg:height="6.57cm">
          <chartooo:coordinate-region svg:x="2.058cm" svg:y="1.474cm" svg:width="13.437cm" svg:height="6.173cm"/>
          <chart:axis chart:dimension="x" chart:name="primary-x" chart:style-name="ch4">
            <chart:title svg:x="7.43cm" svg:y="8.025cm" chart:style-name="ch5">
              <text:p>duty_cycle_sp</text:p>
            </chart:title>
          </chart:axis>
          <chart:axis chart:dimension="y" chart:name="primary-y" chart:style-name="ch4">
            <chart:title svg:x="0.451cm" svg:y="7.144cm" chart:style-name="ch6">
              <text:p>final gyro value - desired gyro value</text:p>
            </chart:title>
          </chart:axis>
          <chart:series chart:style-name="ch7" chart:values-cell-range-address="'rotate one wheel one CCW'.H4:'rotate one wheel one CCW'.H10" chart:class="chart:scatter">
            <chart:domain table:cell-range-address="'rotate one wheel one CCW'.G4:'rotate one wheel one CCW'.G10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rotate one wheel one CCW'.G4:'rotate one wheel one CCW'.G10</svg:desc>
                </draw:g>
              </table:table-cell>
              <table:table-cell office:value-type="float" office:value="-2.33333333333333">
                <text:p>-2.33333333333333</text:p>
                <draw:g>
                  <svg:desc>'rotate one wheel one CCW'.H4:'rotate one wheel one CCW'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-5.66666666666667">
                <text:p>-5.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-15.6666666666667">
                <text:p>-15.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-25.3333333333333">
                <text:p>-25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-37">
                <text:p>-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